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56.61pt"/>
    </style:style>
    <style:style style:name="co8" style:family="table-column">
      <style:table-column-properties fo:break-before="auto" style:column-width="95.9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0.19pt" svg:height="179.94pt" svg:x="480.53pt" svg:y="7.54pt">
            <draw:object draw:notify-on-update-of-ranges="Sheet1.B1:Sheet1.B1 Sheet1.B2:Sheet1.B7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8.63pt" svg:height="171.67pt" svg:x="478.97pt" svg:y="195.79pt">
            <draw:object draw:notify-on-update-of-ranges="Sheet1.A1:Sheet1.A1 Sheet1.A2:Sheet1.A7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ummy Data</text:p>
            <text:p>(Baseline)</text:p>
          </table:table-cell>
          <table:table-cell table:style-name="ce1" office:value-type="string" calcext:value-type="string">
            <text:p>HID Scope </text:p>
            <text:p>(Test)</text:p>
          </table:table-cell>
          <table:table-cell table:style-name="ce1" table:number-columns-repeated="2"/>
          <table:table-cell table:style-name="ce1" office:value-type="string" calcext:value-type="string">
            <text:p>Dummy Data</text:p>
            <text:p>(Baseline)</text:p>
          </table:table-cell>
          <table:table-cell table:style-name="ce1" office:value-type="string" calcext:value-type="string">
            <text:p>HID Scope </text:p>
            <text:p>(Test)</text:p>
          </table:table-cell>
        </table:table-row>
        <table:table-row table:style-name="ro2">
          <table:table-cell office:value-type="float" office:value="0.028124" calcext:value-type="float">
            <text:p>0.028124</text:p>
          </table:table-cell>
          <table:table-cell office:value-type="float" office:value="2.123481" calcext:value-type="float">
            <text:p>2.123481</text:p>
          </table:table-cell>
          <table:table-cell/>
          <table:table-cell office:value-type="string" calcext:value-type="string">
            <text:p>Max dT</text:p>
          </table:table-cell>
          <table:table-cell table:formula="of:=MAX([.A2:.A735])" office:value-type="float" office:value="0.073906" calcext:value-type="float">
            <text:p>0.073906</text:p>
          </table:table-cell>
          <table:table-cell table:formula="of:=MAX([.B2:.B735])" office:value-type="float" office:value="19.463937" calcext:value-type="float">
            <text:p>19.463937</text:p>
          </table:table-cell>
        </table:table-row>
        <table:table-row table:style-name="ro2">
          <table:table-cell office:value-type="float" office:value="0.027709" calcext:value-type="float">
            <text:p>0.027709</text:p>
          </table:table-cell>
          <table:table-cell office:value-type="float" office:value="3.913683" calcext:value-type="float">
            <text:p>3.913683</text:p>
          </table:table-cell>
          <table:table-cell/>
          <table:table-cell office:value-type="string" calcext:value-type="string">
            <text:p>Min dT</text:p>
          </table:table-cell>
          <table:table-cell table:formula="of:=MIN([.A2:.A735])" office:value-type="float" office:value="0.023958" calcext:value-type="float">
            <text:p>0.023958</text:p>
          </table:table-cell>
          <table:table-cell table:formula="of:=MIN([.B2:.B735])" office:value-type="float" office:value="0.607758" calcext:value-type="float">
            <text:p>0.607758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1.695098" calcext:value-type="float">
            <text:p>1.695098</text:p>
          </table:table-cell>
          <table:table-cell/>
          <table:table-cell office:value-type="string" calcext:value-type="string">
            <text:p>Average dT</text:p>
          </table:table-cell>
          <table:table-cell table:formula="of:=AVERAGE([.A2:.A735])" office:value-type="float" office:value="0.0273061798365123" calcext:value-type="float">
            <text:p>0.027306179836512</text:p>
          </table:table-cell>
          <table:table-cell table:formula="of:=AVERAGE([.B2:.B735])" office:value-type="float" office:value="1.25673899455041" calcext:value-type="float">
            <text:p>1.25673899455041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774421" calcext:value-type="float">
            <text:p>1.774421</text:p>
          </table:table-cell>
          <table:table-cell/>
          <table:table-cell office:value-type="string" calcext:value-type="string">
            <text:p>Std De dT</text:p>
          </table:table-cell>
          <table:table-cell table:formula="of:=STDEV([.A2:.A735])" office:value-type="float" office:value="0.00299801867957579" calcext:value-type="float">
            <text:p>0.002998018679576</text:p>
          </table:table-cell>
          <table:table-cell table:formula="of:=STDEV([.B2:.B735])" office:value-type="float" office:value="0.984004257067101" calcext:value-type="float">
            <text:p>0.984004257067101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23122" calcext:value-type="float">
            <text:p>0.823122</text:p>
          </table:table-cell>
          <table:table-cell/>
          <table:table-cell office:value-type="string" calcext:value-type="string">
            <text:p>Median dT</text:p>
          </table:table-cell>
          <table:table-cell table:formula="of:=MEDIAN([.A2:.A735])" office:value-type="float" office:value="0.0271095" calcext:value-type="float">
            <text:p>0.0271095</text:p>
          </table:table-cell>
          <table:table-cell table:formula="of:=MEDIAN([.B2:.B735])" office:value-type="float" office:value="0.9987725" calcext:value-type="float">
            <text:p>0.9987725</text:p>
          </table:table-cell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957544" calcext:value-type="float">
            <text:p>1.957544</text:p>
          </table:table-cell>
          <table:table-cell/>
          <table:table-cell office:value-type="string" calcext:value-type="string">
            <text:p>Med + 2SD</text:p>
          </table:table-cell>
          <table:table-cell table:formula="of:=[.E6]+2*[.E5]" office:value-type="float" office:value="0.0331055373591516" calcext:value-type="float">
            <text:p>0.033105537359152</text:p>
          </table:table-cell>
          <table:table-cell table:formula="of:=[.F6]+2*[.F5]" office:value-type="float" office:value="2.9667810141342" calcext:value-type="float">
            <text:p>2.9667810141342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1.187756" calcext:value-type="float">
            <text:p>1.187756</text:p>
          </table:table-cell>
          <table:table-cell/>
          <table:table-cell office:value-type="string" calcext:value-type="string">
            <text:p>Med – 2SD</text:p>
          </table:table-cell>
          <table:table-cell table:formula="of:=[.E6]-2*[.E5]" office:value-type="float" office:value="0.0211134626408484" calcext:value-type="float">
            <text:p>0.021113462640849</text:p>
          </table:table-cell>
          <table:table-cell table:formula="of:=[.F6]-2*[.F5]" office:value-type="float" office:value="-0.969236014134201" calcext:value-type="float">
            <text:p>-0.969236014134201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773956" calcext:value-type="float">
            <text:p>0.773956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1.254682" calcext:value-type="float">
            <text:p>1.254682</text:p>
          </table:table-cell>
          <table:table-cell/>
          <table:table-cell office:value-type="string" calcext:value-type="string">
            <text:p>*time is in milliseconds</text:p>
          </table:table-cell>
          <table:table-cell table:number-columns-repeated="2"/>
        </table:table-row>
        <table:table-row table:style-name="ro2">
          <table:table-cell office:value-type="float" office:value="0.026614" calcext:value-type="float">
            <text:p>0.026614</text:p>
          </table:table-cell>
          <table:table-cell office:value-type="float" office:value="0.734581" calcext:value-type="float">
            <text:p>0.734581</text:p>
          </table:table-cell>
          <table:table-cell/>
          <table:table-cell office:value-type="string" calcext:value-type="string">
            <text:p>Baseline is hidpurejava running without oscilloscope connected</text:p>
          </table:table-cell>
          <table:table-cell table:number-columns-repeated="2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1.210308" calcext:value-type="float">
            <text:p>1.210308</text:p>
          </table:table-cell>
          <table:table-cell/>
          <table:table-cell office:value-type="string" calcext:value-type="string">
            <text:p>Test is hidpurejava running with oscilloscope connected</text:p>
          </table:table-cell>
          <table:table-cell table:number-columns-repeated="2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68851" calcext:value-type="float">
            <text:p>0.768851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994267" calcext:value-type="float">
            <text:p>0.99426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44893" calcext:value-type="float">
            <text:p>0.944893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816663" calcext:value-type="float">
            <text:p>0.816663</text:p>
          </table:table-cell>
          <table:table-cell table:number-columns-repeated="4"/>
        </table:table-row>
        <table:table-row table:style-name="ro2">
          <table:table-cell office:value-type="float" office:value="0.027291" calcext:value-type="float">
            <text:p>0.027291</text:p>
          </table:table-cell>
          <table:table-cell office:value-type="float" office:value="0.764685" calcext:value-type="float">
            <text:p>0.764685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11195" calcext:value-type="float">
            <text:p>0.711195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92705" calcext:value-type="float">
            <text:p>0.892705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29268" calcext:value-type="float">
            <text:p>0.729268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94737" calcext:value-type="float">
            <text:p>0.694737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9458" calcext:value-type="float">
            <text:p>0.79458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0.841716" calcext:value-type="float">
            <text:p>0.84171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7411" calcext:value-type="float">
            <text:p>1.07411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40154" calcext:value-type="float">
            <text:p>0.840154</text:p>
          </table:table-cell>
          <table:table-cell table:number-columns-repeated="4"/>
        </table:table-row>
        <table:table-row table:style-name="ro2">
          <table:table-cell office:value-type="float" office:value="0.027969" calcext:value-type="float">
            <text:p>0.027969</text:p>
          </table:table-cell>
          <table:table-cell office:value-type="float" office:value="1.248276" calcext:value-type="float">
            <text:p>1.248276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37548" calcext:value-type="float">
            <text:p>1.137548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101454" calcext:value-type="float">
            <text:p>1.101454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159944" calcext:value-type="float">
            <text:p>1.159944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338172" calcext:value-type="float">
            <text:p>1.338172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268328" calcext:value-type="float">
            <text:p>1.268328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492807" calcext:value-type="float">
            <text:p>1.492807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323433" calcext:value-type="float">
            <text:p>1.323433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33713" calcext:value-type="float">
            <text:p>1.33713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230933" calcext:value-type="float">
            <text:p>1.23093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051975" calcext:value-type="float">
            <text:p>1.051975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7.304139" calcext:value-type="float">
            <text:p>7.304139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05101" calcext:value-type="float">
            <text:p>0.805101</text:p>
          </table:table-cell>
          <table:table-cell table:number-columns-repeated="4"/>
        </table:table-row>
        <table:table-row table:style-name="ro2">
          <table:table-cell office:value-type="float" office:value="0.029167" calcext:value-type="float">
            <text:p>0.029167</text:p>
          </table:table-cell>
          <table:table-cell office:value-type="float" office:value="0.799372" calcext:value-type="float">
            <text:p>0.799372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0906" calcext:value-type="float">
            <text:p>0.70906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00206" calcext:value-type="float">
            <text:p>0.700206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79424" calcext:value-type="float">
            <text:p>0.879424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2.233325" calcext:value-type="float">
            <text:p>2.233325</text:p>
          </table:table-cell>
          <table:table-cell table:number-columns-repeated="4"/>
        </table:table-row>
        <table:table-row table:style-name="ro2">
          <table:table-cell office:value-type="float" office:value="0.029427" calcext:value-type="float">
            <text:p>0.029427</text:p>
          </table:table-cell>
          <table:table-cell office:value-type="float" office:value="0.773851" calcext:value-type="float">
            <text:p>0.773851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670206" calcext:value-type="float">
            <text:p>0.670206</text:p>
          </table:table-cell>
          <table:table-cell table:number-columns-repeated="4"/>
        </table:table-row>
        <table:table-row table:style-name="ro2">
          <table:table-cell office:value-type="float" office:value="0.028386" calcext:value-type="float">
            <text:p>0.028386</text:p>
          </table:table-cell>
          <table:table-cell office:value-type="float" office:value="0.806247" calcext:value-type="float">
            <text:p>0.80624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98121" calcext:value-type="float">
            <text:p>0.898121</text:p>
          </table:table-cell>
          <table:table-cell table:number-columns-repeated="4"/>
        </table:table-row>
        <table:table-row table:style-name="ro2">
          <table:table-cell office:value-type="float" office:value="0.029062" calcext:value-type="float">
            <text:p>0.029062</text:p>
          </table:table-cell>
          <table:table-cell office:value-type="float" office:value="1.019007" calcext:value-type="float">
            <text:p>1.019007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84319" calcext:value-type="float">
            <text:p>0.884319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2.564261" calcext:value-type="float">
            <text:p>2.564261</text:p>
          </table:table-cell>
          <table:table-cell table:number-columns-repeated="4"/>
        </table:table-row>
        <table:table-row table:style-name="ro2">
          <table:table-cell office:value-type="float" office:value="0.027032" calcext:value-type="float">
            <text:p>0.027032</text:p>
          </table:table-cell>
          <table:table-cell office:value-type="float" office:value="1.320516" calcext:value-type="float">
            <text:p>1.320516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970257" calcext:value-type="float">
            <text:p>0.970257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611452" calcext:value-type="float">
            <text:p>1.611452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629786" calcext:value-type="float">
            <text:p>1.62978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231193" calcext:value-type="float">
            <text:p>1.231193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921299" calcext:value-type="float">
            <text:p>0.921299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158589" calcext:value-type="float">
            <text:p>1.158589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0.897393" calcext:value-type="float">
            <text:p>0.89739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721091" calcext:value-type="float">
            <text:p>0.721091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8083" calcext:value-type="float">
            <text:p>0.68083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19686" calcext:value-type="float">
            <text:p>0.619686</text:p>
          </table:table-cell>
          <table:table-cell table:number-columns-repeated="4"/>
        </table:table-row>
        <table:table-row table:style-name="ro2">
          <table:table-cell office:value-type="float" office:value="0.029426" calcext:value-type="float">
            <text:p>0.029426</text:p>
          </table:table-cell>
          <table:table-cell office:value-type="float" office:value="0.644424" calcext:value-type="float">
            <text:p>0.644424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729945" calcext:value-type="float">
            <text:p>0.729945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620467" calcext:value-type="float">
            <text:p>0.620467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45466" calcext:value-type="float">
            <text:p>0.645466</text:p>
          </table:table-cell>
          <table:table-cell table:number-columns-repeated="4"/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0.732081" calcext:value-type="float">
            <text:p>0.732081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621768" calcext:value-type="float">
            <text:p>0.621768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646039" calcext:value-type="float">
            <text:p>0.646039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732029" calcext:value-type="float">
            <text:p>0.732029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62914" calcext:value-type="float">
            <text:p>0.662914</text:p>
          </table:table-cell>
          <table:table-cell table:number-columns-repeated="4"/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645987" calcext:value-type="float">
            <text:p>0.645987</text:p>
          </table:table-cell>
          <table:table-cell table:number-columns-repeated="4"/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692758" calcext:value-type="float">
            <text:p>0.692758</text:p>
          </table:table-cell>
          <table:table-cell table:number-columns-repeated="4"/>
        </table:table-row>
        <table:table-row table:style-name="ro2">
          <table:table-cell office:value-type="float" office:value="0.02974" calcext:value-type="float">
            <text:p>0.02974</text:p>
          </table:table-cell>
          <table:table-cell office:value-type="float" office:value="0.627081" calcext:value-type="float">
            <text:p>0.627081</text:p>
          </table:table-cell>
          <table:table-cell table:number-columns-repeated="4"/>
        </table:table-row>
        <table:table-row table:style-name="ro2">
          <table:table-cell office:value-type="float" office:value="0.027864" calcext:value-type="float">
            <text:p>0.027864</text:p>
          </table:table-cell>
          <table:table-cell office:value-type="float" office:value="0.638748" calcext:value-type="float">
            <text:p>0.638748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6299" calcext:value-type="float">
            <text:p>0.736299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616768" calcext:value-type="float">
            <text:p>0.616768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0.643227" calcext:value-type="float">
            <text:p>0.643227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737081" calcext:value-type="float">
            <text:p>0.737081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634841" calcext:value-type="float">
            <text:p>0.634841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778695" calcext:value-type="float">
            <text:p>0.778695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735883" calcext:value-type="float">
            <text:p>0.735883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972496" calcext:value-type="float">
            <text:p>0.972496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882809" calcext:value-type="float">
            <text:p>0.882809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043694" calcext:value-type="float">
            <text:p>1.043694</text:p>
          </table:table-cell>
          <table:table-cell table:number-columns-repeated="4"/>
        </table:table-row>
        <table:table-row table:style-name="ro2">
          <table:table-cell office:value-type="float" office:value="0.027865" calcext:value-type="float">
            <text:p>0.027865</text:p>
          </table:table-cell>
          <table:table-cell office:value-type="float" office:value="0.975517" calcext:value-type="float">
            <text:p>0.975517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15984" calcext:value-type="float">
            <text:p>1.15984</text:p>
          </table:table-cell>
          <table:table-cell table:number-columns-repeated="4"/>
        </table:table-row>
        <table:table-row table:style-name="ro2">
          <table:table-cell office:value-type="float" office:value="0.03651" calcext:value-type="float">
            <text:p>0.03651</text:p>
          </table:table-cell>
          <table:table-cell office:value-type="float" office:value="1.065152" calcext:value-type="float">
            <text:p>1.065152</text:p>
          </table:table-cell>
          <table:table-cell table:number-columns-repeated="4"/>
        </table:table-row>
        <table:table-row table:style-name="ro2">
          <table:table-cell office:value-type="float" office:value="0.039844" calcext:value-type="float">
            <text:p>0.039844</text:p>
          </table:table-cell>
          <table:table-cell office:value-type="float" office:value="1.409995" calcext:value-type="float">
            <text:p>1.409995</text:p>
          </table:table-cell>
          <table:table-cell table:number-columns-repeated="4"/>
        </table:table-row>
        <table:table-row table:style-name="ro2">
          <table:table-cell office:value-type="float" office:value="0.054322" calcext:value-type="float">
            <text:p>0.054322</text:p>
          </table:table-cell>
          <table:table-cell office:value-type="float" office:value="1.218485" calcext:value-type="float">
            <text:p>1.218485</text:p>
          </table:table-cell>
          <table:table-cell table:number-columns-repeated="4"/>
        </table:table-row>
        <table:table-row table:style-name="ro2">
          <table:table-cell office:value-type="float" office:value="0.03276" calcext:value-type="float">
            <text:p>0.03276</text:p>
          </table:table-cell>
          <table:table-cell office:value-type="float" office:value="1.247547" calcext:value-type="float">
            <text:p>1.247547</text:p>
          </table:table-cell>
          <table:table-cell table:number-columns-repeated="4"/>
        </table:table-row>
        <table:table-row table:style-name="ro2">
          <table:table-cell office:value-type="float" office:value="0.029375" calcext:value-type="float">
            <text:p>0.029375</text:p>
          </table:table-cell>
          <table:table-cell office:value-type="float" office:value="2.95051" calcext:value-type="float">
            <text:p>2.95051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336557" calcext:value-type="float">
            <text:p>1.336557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1.113277" calcext:value-type="float">
            <text:p>1.11327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79476" calcext:value-type="float">
            <text:p>0.879476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52088" calcext:value-type="float">
            <text:p>1.52088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89372" calcext:value-type="float">
            <text:p>0.789372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714372" calcext:value-type="float">
            <text:p>0.714372</text:p>
          </table:table-cell>
          <table:table-cell table:number-columns-repeated="4"/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0.709112" calcext:value-type="float">
            <text:p>0.70911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881351" calcext:value-type="float">
            <text:p>0.881351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617862" calcext:value-type="float">
            <text:p>0.617862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09581" calcext:value-type="float">
            <text:p>0.609581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897497" calcext:value-type="float">
            <text:p>0.897497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738382" calcext:value-type="float">
            <text:p>0.73838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10363" calcext:value-type="float">
            <text:p>0.610363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770674" calcext:value-type="float">
            <text:p>0.77067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735935" calcext:value-type="float">
            <text:p>0.735935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0.642914" calcext:value-type="float">
            <text:p>0.64291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17706" calcext:value-type="float">
            <text:p>0.617706</text:p>
          </table:table-cell>
          <table:table-cell table:number-columns-repeated="4"/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74208" calcext:value-type="float">
            <text:p>0.74208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0.620831" calcext:value-type="float">
            <text:p>0.620831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40988" calcext:value-type="float">
            <text:p>0.640988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46038" calcext:value-type="float">
            <text:p>0.746038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0.613384" calcext:value-type="float">
            <text:p>0.613384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42549" calcext:value-type="float">
            <text:p>0.642549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34268" calcext:value-type="float">
            <text:p>0.734268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0.937705" calcext:value-type="float">
            <text:p>0.937705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04996" calcext:value-type="float">
            <text:p>1.104996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146141" calcext:value-type="float">
            <text:p>1.146141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972913" calcext:value-type="float">
            <text:p>0.972913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268433" calcext:value-type="float">
            <text:p>1.268433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1.204371" calcext:value-type="float">
            <text:p>1.204371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21687" calcext:value-type="float">
            <text:p>1.21687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1.425255" calcext:value-type="float">
            <text:p>1.425255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049579" calcext:value-type="float">
            <text:p>1.049579</text:p>
          </table:table-cell>
          <table:table-cell table:number-columns-repeated="4"/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1.216454" calcext:value-type="float">
            <text:p>1.216454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348953" calcext:value-type="float">
            <text:p>1.348953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1.389422" calcext:value-type="float">
            <text:p>1.389422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364214" calcext:value-type="float">
            <text:p>1.364214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020413" calcext:value-type="float">
            <text:p>1.02041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965777" calcext:value-type="float">
            <text:p>0.965777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0.810726" calcext:value-type="float">
            <text:p>0.81072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50622" calcext:value-type="float">
            <text:p>0.850622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08591" calcext:value-type="float">
            <text:p>0.708591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55727" calcext:value-type="float">
            <text:p>0.655727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612758" calcext:value-type="float">
            <text:p>0.612758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729841" calcext:value-type="float">
            <text:p>0.729841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618071" calcext:value-type="float">
            <text:p>0.618071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649008" calcext:value-type="float">
            <text:p>0.649008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30622" calcext:value-type="float">
            <text:p>0.730622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622289" calcext:value-type="float">
            <text:p>0.622289</text:p>
          </table:table-cell>
          <table:table-cell table:number-columns-repeated="4"/>
        </table:table-row>
        <table:table-row table:style-name="ro2">
          <table:table-cell office:value-type="float" office:value="0.028958" calcext:value-type="float">
            <text:p>0.028958</text:p>
          </table:table-cell>
          <table:table-cell office:value-type="float" office:value="0.645883" calcext:value-type="float">
            <text:p>0.64588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32445" calcext:value-type="float">
            <text:p>0.732445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23904" calcext:value-type="float">
            <text:p>0.623904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42915" calcext:value-type="float">
            <text:p>0.642915</text:p>
          </table:table-cell>
          <table:table-cell table:number-columns-repeated="4"/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73208" calcext:value-type="float">
            <text:p>0.73208</text:p>
          </table:table-cell>
          <table:table-cell table:number-columns-repeated="4"/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623175" calcext:value-type="float">
            <text:p>0.623175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44112" calcext:value-type="float">
            <text:p>0.644112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733383" calcext:value-type="float">
            <text:p>0.733383</text:p>
          </table:table-cell>
          <table:table-cell table:number-columns-repeated="4"/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654216" calcext:value-type="float">
            <text:p>0.654216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622133" calcext:value-type="float">
            <text:p>0.622133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28747" calcext:value-type="float">
            <text:p>0.728747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7755" calcext:value-type="float">
            <text:p>0.67755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905361" calcext:value-type="float">
            <text:p>0.905361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910413" calcext:value-type="float">
            <text:p>0.910413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895466" calcext:value-type="float">
            <text:p>0.895466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868642" calcext:value-type="float">
            <text:p>0.868642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072496" calcext:value-type="float">
            <text:p>1.072496</text:p>
          </table:table-cell>
          <table:table-cell table:number-columns-repeated="4"/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1.160881" calcext:value-type="float">
            <text:p>1.160881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232287" calcext:value-type="float">
            <text:p>1.232287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88069" calcext:value-type="float">
            <text:p>1.088069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037444" calcext:value-type="float">
            <text:p>1.037444</text:p>
          </table:table-cell>
          <table:table-cell table:number-columns-repeated="4"/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2.701865" calcext:value-type="float">
            <text:p>2.701865</text:p>
          </table:table-cell>
          <table:table-cell table:number-columns-repeated="4"/>
        </table:table-row>
        <table:table-row table:style-name="ro2">
          <table:table-cell office:value-type="float" office:value="0.030052" calcext:value-type="float">
            <text:p>0.030052</text:p>
          </table:table-cell>
          <table:table-cell office:value-type="float" office:value="1.161558" calcext:value-type="float">
            <text:p>1.161558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135881" calcext:value-type="float">
            <text:p>1.135881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402339" calcext:value-type="float">
            <text:p>1.402339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960881" calcext:value-type="float">
            <text:p>0.960881</text:p>
          </table:table-cell>
          <table:table-cell table:number-columns-repeated="4"/>
        </table:table-row>
        <table:table-row table:style-name="ro2">
          <table:table-cell office:value-type="float" office:value="0.029375" calcext:value-type="float">
            <text:p>0.029375</text:p>
          </table:table-cell>
          <table:table-cell office:value-type="float" office:value="0.802914" calcext:value-type="float">
            <text:p>0.802914</text:p>
          </table:table-cell>
          <table:table-cell table:number-columns-repeated="4"/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778591" calcext:value-type="float">
            <text:p>0.778591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751247" calcext:value-type="float">
            <text:p>0.751247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0682" calcext:value-type="float">
            <text:p>0.7068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94632" calcext:value-type="float">
            <text:p>0.894632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729112" calcext:value-type="float">
            <text:p>0.729112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617602" calcext:value-type="float">
            <text:p>0.617602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7083" calcext:value-type="float">
            <text:p>0.77083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5414" calcext:value-type="float">
            <text:p>0.735414</text:p>
          </table:table-cell>
          <table:table-cell table:number-columns-repeated="4"/>
        </table:table-row>
        <table:table-row table:style-name="ro2">
          <table:table-cell office:value-type="float" office:value="0.027499" calcext:value-type="float">
            <text:p>0.027499</text:p>
          </table:table-cell>
          <table:table-cell office:value-type="float" office:value="0.620883" calcext:value-type="float">
            <text:p>0.620883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4229" calcext:value-type="float">
            <text:p>0.64229</text:p>
          </table:table-cell>
          <table:table-cell table:number-columns-repeated="4"/>
        </table:table-row>
        <table:table-row table:style-name="ro2">
          <table:table-cell office:value-type="float" office:value="0.02677" calcext:value-type="float">
            <text:p>0.02677</text:p>
          </table:table-cell>
          <table:table-cell office:value-type="float" office:value="0.735986" calcext:value-type="float">
            <text:p>0.735986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625988" calcext:value-type="float">
            <text:p>0.625988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39008" calcext:value-type="float">
            <text:p>0.639008</text:p>
          </table:table-cell>
          <table:table-cell table:number-columns-repeated="4"/>
        </table:table-row>
        <table:table-row table:style-name="ro2">
          <table:table-cell office:value-type="float" office:value="0.029063" calcext:value-type="float">
            <text:p>0.029063</text:p>
          </table:table-cell>
          <table:table-cell office:value-type="float" office:value="0.734268" calcext:value-type="float">
            <text:p>0.734268</text:p>
          </table:table-cell>
          <table:table-cell table:number-columns-repeated="4"/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654112" calcext:value-type="float">
            <text:p>0.654112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639477" calcext:value-type="float">
            <text:p>0.639477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707028" calcext:value-type="float">
            <text:p>0.707028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6188" calcext:value-type="float">
            <text:p>0.6188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46091" calcext:value-type="float">
            <text:p>0.646091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3383" calcext:value-type="float">
            <text:p>0.733383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72341" calcext:value-type="float">
            <text:p>0.672341</text:p>
          </table:table-cell>
          <table:table-cell table:number-columns-repeated="4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0.815518" calcext:value-type="float">
            <text:p>0.815518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72237" calcext:value-type="float">
            <text:p>0.772237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114683" calcext:value-type="float">
            <text:p>1.11468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940934" calcext:value-type="float">
            <text:p>0.940934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2.638011" calcext:value-type="float">
            <text:p>2.638011</text:p>
          </table:table-cell>
          <table:table-cell table:number-columns-repeated="4"/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1.311713" calcext:value-type="float">
            <text:p>1.311713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027809" calcext:value-type="float">
            <text:p>1.02780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2.09369" calcext:value-type="float">
            <text:p>2.09369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1.566244" calcext:value-type="float">
            <text:p>1.566244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46937" calcext:value-type="float">
            <text:p>1.46937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172339" calcext:value-type="float">
            <text:p>1.172339</text:p>
          </table:table-cell>
          <table:table-cell table:number-columns-repeated="4"/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870257" calcext:value-type="float">
            <text:p>0.870257</text:p>
          </table:table-cell>
          <table:table-cell table:number-columns-repeated="4"/>
        </table:table-row>
        <table:table-row table:style-name="ro2">
          <table:table-cell office:value-type="float" office:value="0.028386" calcext:value-type="float">
            <text:p>0.028386</text:p>
          </table:table-cell>
          <table:table-cell office:value-type="float" office:value="0.863695" calcext:value-type="float">
            <text:p>0.863695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87601" calcext:value-type="float">
            <text:p>0.687601</text:p>
          </table:table-cell>
          <table:table-cell table:number-columns-repeated="4"/>
        </table:table-row>
        <table:table-row table:style-name="ro2">
          <table:table-cell office:value-type="float" office:value="0.029426" calcext:value-type="float">
            <text:p>0.029426</text:p>
          </table:table-cell>
          <table:table-cell office:value-type="float" office:value="0.612602" calcext:value-type="float">
            <text:p>0.612602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0.649164" calcext:value-type="float">
            <text:p>0.649164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817549" calcext:value-type="float">
            <text:p>0.817549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960882" calcext:value-type="float">
            <text:p>0.960882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0.97609" calcext:value-type="float">
            <text:p>0.97609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012649" calcext:value-type="float">
            <text:p>2.012649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987496" calcext:value-type="float">
            <text:p>0.987496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2.137648" calcext:value-type="float">
            <text:p>2.137648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0.846404" calcext:value-type="float">
            <text:p>0.846404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608331" calcext:value-type="float">
            <text:p>0.608331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656039" calcext:value-type="float">
            <text:p>0.65603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26976" calcext:value-type="float">
            <text:p>0.726976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617498" calcext:value-type="float">
            <text:p>0.617498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652758" calcext:value-type="float">
            <text:p>0.652758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25101" calcext:value-type="float">
            <text:p>0.725101</text:p>
          </table:table-cell>
          <table:table-cell table:number-columns-repeated="4"/>
        </table:table-row>
        <table:table-row table:style-name="ro2">
          <table:table-cell office:value-type="float" office:value="0.02677" calcext:value-type="float">
            <text:p>0.02677</text:p>
          </table:table-cell>
          <table:table-cell office:value-type="float" office:value="0.683644" calcext:value-type="float">
            <text:p>0.683644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1.0501" calcext:value-type="float">
            <text:p>1.0501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7083" calcext:value-type="float">
            <text:p>0.87083</text:p>
          </table:table-cell>
          <table:table-cell table:number-columns-repeated="4"/>
        </table:table-row>
        <table:table-row table:style-name="ro2">
          <table:table-cell office:value-type="float" office:value="0.029063" calcext:value-type="float">
            <text:p>0.029063</text:p>
          </table:table-cell>
          <table:table-cell office:value-type="float" office:value="0.993069" calcext:value-type="float">
            <text:p>0.993069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2.273689" calcext:value-type="float">
            <text:p>2.273689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2.267336" calcext:value-type="float">
            <text:p>2.267336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746708" calcext:value-type="float">
            <text:p>2.746708</text:p>
          </table:table-cell>
          <table:table-cell table:number-columns-repeated="4"/>
        </table:table-row>
        <table:table-row table:style-name="ro2">
          <table:table-cell office:value-type="float" office:value="0.029062" calcext:value-type="float">
            <text:p>0.029062</text:p>
          </table:table-cell>
          <table:table-cell office:value-type="float" office:value="2.058013" calcext:value-type="float">
            <text:p>2.058013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561557" calcext:value-type="float">
            <text:p>1.561557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1.420776" calcext:value-type="float">
            <text:p>1.420776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1.283484" calcext:value-type="float">
            <text:p>1.283484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2333" calcext:value-type="float">
            <text:p>0.82333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991764" calcext:value-type="float">
            <text:p>1.991764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2.113586" calcext:value-type="float">
            <text:p>2.113586</text:p>
          </table:table-cell>
          <table:table-cell table:number-columns-repeated="4"/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1.04036" calcext:value-type="float">
            <text:p>1.04036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832133" calcext:value-type="float">
            <text:p>0.832133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4281" calcext:value-type="float">
            <text:p>0.64281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1.896347" calcext:value-type="float">
            <text:p>1.896347</text:p>
          </table:table-cell>
          <table:table-cell table:number-columns-repeated="4"/>
        </table:table-row>
        <table:table-row table:style-name="ro2">
          <table:table-cell office:value-type="float" office:value="0.026667" calcext:value-type="float">
            <text:p>0.026667</text:p>
          </table:table-cell>
          <table:table-cell office:value-type="float" office:value="0.731611" calcext:value-type="float">
            <text:p>0.731611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23383" calcext:value-type="float">
            <text:p>0.72338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15362" calcext:value-type="float">
            <text:p>0.615362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52185" calcext:value-type="float">
            <text:p>0.652185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27446" calcext:value-type="float">
            <text:p>0.727446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623904" calcext:value-type="float">
            <text:p>0.62390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5057" calcext:value-type="float">
            <text:p>0.65057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0.726247" calcext:value-type="float">
            <text:p>0.726247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91248" calcext:value-type="float">
            <text:p>0.691248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965048" calcext:value-type="float">
            <text:p>0.965048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9057" calcext:value-type="float">
            <text:p>0.89057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976611" calcext:value-type="float">
            <text:p>0.976611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881871" calcext:value-type="float">
            <text:p>0.881871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1.169631" calcext:value-type="float">
            <text:p>1.169631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577703" calcext:value-type="float">
            <text:p>1.577703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3.113894" calcext:value-type="float">
            <text:p>3.113894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4.517066" calcext:value-type="float">
            <text:p>4.517066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270256" calcext:value-type="float">
            <text:p>1.27025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528588" calcext:value-type="float">
            <text:p>1.528588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77653" calcext:value-type="float">
            <text:p>0.877653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074423" calcext:value-type="float">
            <text:p>1.074423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006559" calcext:value-type="float">
            <text:p>1.00655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000829" calcext:value-type="float">
            <text:p>1.000829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913955" calcext:value-type="float">
            <text:p>0.913955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242964" calcext:value-type="float">
            <text:p>1.242964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0.714112" calcext:value-type="float">
            <text:p>0.714112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87932" calcext:value-type="float">
            <text:p>0.8793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71833" calcext:value-type="float">
            <text:p>0.71833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626456" calcext:value-type="float">
            <text:p>0.626456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649842" calcext:value-type="float">
            <text:p>0.649842</text:p>
          </table:table-cell>
          <table:table-cell table:number-columns-repeated="4"/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72083" calcext:value-type="float">
            <text:p>0.72083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613852" calcext:value-type="float">
            <text:p>0.613852</text:p>
          </table:table-cell>
          <table:table-cell table:number-columns-repeated="4"/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707602" calcext:value-type="float">
            <text:p>0.70760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954527" calcext:value-type="float">
            <text:p>0.954527</text:p>
          </table:table-cell>
          <table:table-cell table:number-columns-repeated="4"/>
        </table:table-row>
        <table:table-row table:style-name="ro2">
          <table:table-cell office:value-type="float" office:value="0.030781" calcext:value-type="float">
            <text:p>0.030781</text:p>
          </table:table-cell>
          <table:table-cell office:value-type="float" office:value="2.139732" calcext:value-type="float">
            <text:p>2.139732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73278" calcext:value-type="float">
            <text:p>0.773278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475616" calcext:value-type="float">
            <text:p>2.475616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09475" calcext:value-type="float">
            <text:p>1.109475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251037" calcext:value-type="float">
            <text:p>1.251037</text:p>
          </table:table-cell>
          <table:table-cell table:number-columns-repeated="4"/>
        </table:table-row>
        <table:table-row table:style-name="ro2">
          <table:table-cell office:value-type="float" office:value="0.029323" calcext:value-type="float">
            <text:p>0.029323</text:p>
          </table:table-cell>
          <table:table-cell office:value-type="float" office:value="3.191394" calcext:value-type="float">
            <text:p>3.19139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505251" calcext:value-type="float">
            <text:p>2.505251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1.794316" calcext:value-type="float">
            <text:p>1.794316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898847" calcext:value-type="float">
            <text:p>1.898847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689369" calcext:value-type="float">
            <text:p>1.689369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143745" calcext:value-type="float">
            <text:p>1.143745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114996" calcext:value-type="float">
            <text:p>1.114996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971247" calcext:value-type="float">
            <text:p>0.971247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64214" calcext:value-type="float">
            <text:p>1.164214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006663" calcext:value-type="float">
            <text:p>1.006663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1.045829" calcext:value-type="float">
            <text:p>1.045829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42812" calcext:value-type="float">
            <text:p>1.4281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131037" calcext:value-type="float">
            <text:p>1.131037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1.234683" calcext:value-type="float">
            <text:p>1.234683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971194" calcext:value-type="float">
            <text:p>0.971194</text:p>
          </table:table-cell>
          <table:table-cell table:number-columns-repeated="4"/>
        </table:table-row>
        <table:table-row table:style-name="ro2">
          <table:table-cell office:value-type="float" office:value="0.027188" calcext:value-type="float">
            <text:p>0.027188</text:p>
          </table:table-cell>
          <table:table-cell office:value-type="float" office:value="2.329315" calcext:value-type="float">
            <text:p>2.329315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046037" calcext:value-type="float">
            <text:p>1.046037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2.287544" calcext:value-type="float">
            <text:p>2.287544</text:p>
          </table:table-cell>
          <table:table-cell table:number-columns-repeated="4"/>
        </table:table-row>
        <table:table-row table:style-name="ro2">
          <table:table-cell office:value-type="float" office:value="0.028958" calcext:value-type="float">
            <text:p>0.028958</text:p>
          </table:table-cell>
          <table:table-cell office:value-type="float" office:value="1.184422" calcext:value-type="float">
            <text:p>1.184422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1.081871" calcext:value-type="float">
            <text:p>1.081871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2.847333" calcext:value-type="float">
            <text:p>2.84733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767907" calcext:value-type="float">
            <text:p>2.767907</text:p>
          </table:table-cell>
          <table:table-cell table:number-columns-repeated="4"/>
        </table:table-row>
        <table:table-row table:style-name="ro2">
          <table:table-cell office:value-type="float" office:value="0.029166" calcext:value-type="float">
            <text:p>0.029166</text:p>
          </table:table-cell>
          <table:table-cell office:value-type="float" office:value="2.588531" calcext:value-type="float">
            <text:p>2.588531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244523" calcext:value-type="float">
            <text:p>2.244523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912753" calcext:value-type="float">
            <text:p>1.912753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087861" calcext:value-type="float">
            <text:p>1.087861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737601" calcext:value-type="float">
            <text:p>0.737601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89807" calcext:value-type="float">
            <text:p>0.89807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50205" calcext:value-type="float">
            <text:p>0.850205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011819" calcext:value-type="float">
            <text:p>1.011819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54632" calcext:value-type="float">
            <text:p>0.854632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000882" calcext:value-type="float">
            <text:p>1.000882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877392" calcext:value-type="float">
            <text:p>0.877392</text:p>
          </table:table-cell>
          <table:table-cell table:number-columns-repeated="4"/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736196" calcext:value-type="float">
            <text:p>0.736196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77965" calcext:value-type="float">
            <text:p>0.777965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947913" calcext:value-type="float">
            <text:p>0.947913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911507" calcext:value-type="float">
            <text:p>0.911507</text:p>
          </table:table-cell>
          <table:table-cell table:number-columns-repeated="4"/>
        </table:table-row>
        <table:table-row table:style-name="ro2">
          <table:table-cell office:value-type="float" office:value="0.02927" calcext:value-type="float">
            <text:p>0.02927</text:p>
          </table:table-cell>
          <table:table-cell office:value-type="float" office:value="0.7038" calcext:value-type="float">
            <text:p>0.7038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49633" calcext:value-type="float">
            <text:p>0.649633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5781" calcext:value-type="float">
            <text:p>0.75781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71057" calcext:value-type="float">
            <text:p>0.71057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88583" calcext:value-type="float">
            <text:p>0.88583</text:p>
          </table:table-cell>
          <table:table-cell table:number-columns-repeated="4"/>
        </table:table-row>
        <table:table-row table:style-name="ro2">
          <table:table-cell office:value-type="float" office:value="0.027865" calcext:value-type="float">
            <text:p>0.027865</text:p>
          </table:table-cell>
          <table:table-cell office:value-type="float" office:value="0.642237" calcext:value-type="float">
            <text:p>0.642237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978795" calcext:value-type="float">
            <text:p>1.978795</text:p>
          </table:table-cell>
          <table:table-cell table:number-columns-repeated="4"/>
        </table:table-row>
        <table:table-row table:style-name="ro2">
          <table:table-cell office:value-type="float" office:value="0.027395" calcext:value-type="float">
            <text:p>0.027395</text:p>
          </table:table-cell>
          <table:table-cell office:value-type="float" office:value="1.193641" calcext:value-type="float">
            <text:p>1.193641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30935" calcext:value-type="float">
            <text:p>0.730935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92653" calcext:value-type="float">
            <text:p>0.792653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356661" calcext:value-type="float">
            <text:p>1.356661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2.192596" calcext:value-type="float">
            <text:p>2.192596</text:p>
          </table:table-cell>
          <table:table-cell table:number-columns-repeated="4"/>
        </table:table-row>
        <table:table-row table:style-name="ro2">
          <table:table-cell office:value-type="float" office:value="0.030781" calcext:value-type="float">
            <text:p>0.030781</text:p>
          </table:table-cell>
          <table:table-cell office:value-type="float" office:value="2.14343" calcext:value-type="float">
            <text:p>2.1434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3.279779" calcext:value-type="float">
            <text:p>3.279779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1.436349" calcext:value-type="float">
            <text:p>1.436349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484786" calcext:value-type="float">
            <text:p>1.484786</text:p>
          </table:table-cell>
          <table:table-cell table:number-columns-repeated="4"/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0.85109" calcext:value-type="float">
            <text:p>0.85109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2682" calcext:value-type="float">
            <text:p>0.82682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48018" calcext:value-type="float">
            <text:p>0.748018</text:p>
          </table:table-cell>
          <table:table-cell table:number-columns-repeated="4"/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2.685563" calcext:value-type="float">
            <text:p>2.685563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99477" calcext:value-type="float">
            <text:p>0.699477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350255" calcext:value-type="float">
            <text:p>1.350255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72445" calcext:value-type="float">
            <text:p>0.772445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206193" calcext:value-type="float">
            <text:p>1.206193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87966" calcext:value-type="float">
            <text:p>0.787966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481244" calcext:value-type="float">
            <text:p>1.481244</text:p>
          </table:table-cell>
          <table:table-cell table:number-columns-repeated="4"/>
        </table:table-row>
        <table:table-row table:style-name="ro2">
          <table:table-cell office:value-type="float" office:value="0.032292" calcext:value-type="float">
            <text:p>0.032292</text:p>
          </table:table-cell>
          <table:table-cell office:value-type="float" office:value="0.790466" calcext:value-type="float">
            <text:p>0.790466</text:p>
          </table:table-cell>
          <table:table-cell table:number-columns-repeated="4"/>
        </table:table-row>
        <table:table-row table:style-name="ro2">
          <table:table-cell office:value-type="float" office:value="0.027395" calcext:value-type="float">
            <text:p>0.027395</text:p>
          </table:table-cell>
          <table:table-cell office:value-type="float" office:value="0.861351" calcext:value-type="float">
            <text:p>0.861351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05779" calcext:value-type="float">
            <text:p>0.705779</text:p>
          </table:table-cell>
          <table:table-cell table:number-columns-repeated="4"/>
        </table:table-row>
        <table:table-row table:style-name="ro2">
          <table:table-cell office:value-type="float" office:value="0.030625" calcext:value-type="float">
            <text:p>0.030625</text:p>
          </table:table-cell>
          <table:table-cell office:value-type="float" office:value="0.607758" calcext:value-type="float">
            <text:p>0.607758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64477" calcext:value-type="float">
            <text:p>0.664477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21976" calcext:value-type="float">
            <text:p>0.721976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0.613279" calcext:value-type="float">
            <text:p>0.613279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688122" calcext:value-type="float">
            <text:p>0.688122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764268" calcext:value-type="float">
            <text:p>0.764268</text:p>
          </table:table-cell>
          <table:table-cell table:number-columns-repeated="4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1.077757" calcext:value-type="float">
            <text:p>1.077757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97385" calcext:value-type="float">
            <text:p>0.97385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214527" calcext:value-type="float">
            <text:p>1.214527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15385" calcext:value-type="float">
            <text:p>1.15385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1.261453" calcext:value-type="float">
            <text:p>1.26145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63277" calcext:value-type="float">
            <text:p>1.063277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1.017549" calcext:value-type="float">
            <text:p>1.017549</text:p>
          </table:table-cell>
          <table:table-cell table:number-columns-repeated="4"/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912705" calcext:value-type="float">
            <text:p>0.912705</text:p>
          </table:table-cell>
          <table:table-cell table:number-columns-repeated="4"/>
        </table:table-row>
        <table:table-row table:style-name="ro2">
          <table:table-cell office:value-type="float" office:value="0.030364" calcext:value-type="float">
            <text:p>0.030364</text:p>
          </table:table-cell>
          <table:table-cell office:value-type="float" office:value="2.356189" calcext:value-type="float">
            <text:p>2.356189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488119" calcext:value-type="float">
            <text:p>1.488119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429109" calcext:value-type="float">
            <text:p>1.429109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265204" calcext:value-type="float">
            <text:p>1.265204</text:p>
          </table:table-cell>
          <table:table-cell table:number-columns-repeated="4"/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74057" calcext:value-type="float">
            <text:p>0.74057</text:p>
          </table:table-cell>
          <table:table-cell table:number-columns-repeated="4"/>
        </table:table-row>
        <table:table-row table:style-name="ro2">
          <table:table-cell office:value-type="float" office:value="0.027343" calcext:value-type="float">
            <text:p>0.027343</text:p>
          </table:table-cell>
          <table:table-cell office:value-type="float" office:value="0.6188" calcext:value-type="float">
            <text:p>0.6188</text:p>
          </table:table-cell>
          <table:table-cell table:number-columns-repeated="4"/>
        </table:table-row>
        <table:table-row table:style-name="ro2">
          <table:table-cell office:value-type="float" office:value="0.025365" calcext:value-type="float">
            <text:p>0.025365</text:p>
          </table:table-cell>
          <table:table-cell office:value-type="float" office:value="0.621195" calcext:value-type="float">
            <text:p>0.621195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0.733435" calcext:value-type="float">
            <text:p>0.733435</text:p>
          </table:table-cell>
          <table:table-cell table:number-columns-repeated="4"/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0.661195" calcext:value-type="float">
            <text:p>0.661195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862129" calcext:value-type="float">
            <text:p>1.86212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45362" calcext:value-type="float">
            <text:p>0.745362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28851" calcext:value-type="float">
            <text:p>0.728851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7755" calcext:value-type="float">
            <text:p>0.67755</text:p>
          </table:table-cell>
          <table:table-cell table:number-columns-repeated="4"/>
        </table:table-row>
        <table:table-row table:style-name="ro2">
          <table:table-cell office:value-type="float" office:value="0.029531" calcext:value-type="float">
            <text:p>0.029531</text:p>
          </table:table-cell>
          <table:table-cell office:value-type="float" office:value="0.730413" calcext:value-type="float">
            <text:p>0.730413</text:p>
          </table:table-cell>
          <table:table-cell table:number-columns-repeated="4"/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0.717914" calcext:value-type="float">
            <text:p>0.717914</text:p>
          </table:table-cell>
          <table:table-cell table:number-columns-repeated="4"/>
        </table:table-row>
        <table:table-row table:style-name="ro2">
          <table:table-cell office:value-type="float" office:value="0.029166" calcext:value-type="float">
            <text:p>0.029166</text:p>
          </table:table-cell>
          <table:table-cell office:value-type="float" office:value="0.884372" calcext:value-type="float">
            <text:p>0.884372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27966" calcext:value-type="float">
            <text:p>0.627966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11092" calcext:value-type="float">
            <text:p>0.611092</text:p>
          </table:table-cell>
          <table:table-cell table:number-columns-repeated="4"/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0.985152" calcext:value-type="float">
            <text:p>0.985152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957705" calcext:value-type="float">
            <text:p>0.957705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967809" calcext:value-type="float">
            <text:p>0.967809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1.993378" calcext:value-type="float">
            <text:p>1.993378</text:p>
          </table:table-cell>
          <table:table-cell table:number-columns-repeated="4"/>
        </table:table-row>
        <table:table-row table:style-name="ro2">
          <table:table-cell office:value-type="float" office:value="0.028021" calcext:value-type="float">
            <text:p>0.028021</text:p>
          </table:table-cell>
          <table:table-cell office:value-type="float" office:value="0.803278" calcext:value-type="float">
            <text:p>0.803278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1583" calcext:value-type="float">
            <text:p>0.81583</text:p>
          </table:table-cell>
          <table:table-cell table:number-columns-repeated="4"/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874528" calcext:value-type="float">
            <text:p>0.874528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846664" calcext:value-type="float">
            <text:p>0.846664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82705" calcext:value-type="float">
            <text:p>0.882705</text:p>
          </table:table-cell>
          <table:table-cell table:number-columns-repeated="4"/>
        </table:table-row>
        <table:table-row table:style-name="ro2">
          <table:table-cell office:value-type="float" office:value="0.030261" calcext:value-type="float">
            <text:p>0.030261</text:p>
          </table:table-cell>
          <table:table-cell office:value-type="float" office:value="0.91208" calcext:value-type="float">
            <text:p>0.91208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2.534574" calcext:value-type="float">
            <text:p>2.534574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249109" calcext:value-type="float">
            <text:p>1.249109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135725" calcext:value-type="float">
            <text:p>1.135725</text:p>
          </table:table-cell>
          <table:table-cell table:number-columns-repeated="4"/>
        </table:table-row>
        <table:table-row table:style-name="ro2">
          <table:table-cell office:value-type="float" office:value="0.029843" calcext:value-type="float">
            <text:p>0.029843</text:p>
          </table:table-cell>
          <table:table-cell office:value-type="float" office:value="1.908274" calcext:value-type="float">
            <text:p>1.908274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832337" calcext:value-type="float">
            <text:p>1.832337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1.440099" calcext:value-type="float">
            <text:p>1.440099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966298" calcext:value-type="float">
            <text:p>0.966298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809997" calcext:value-type="float">
            <text:p>0.809997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999163" calcext:value-type="float">
            <text:p>0.999163</text:p>
          </table:table-cell>
          <table:table-cell table:number-columns-repeated="4"/>
        </table:table-row>
        <table:table-row table:style-name="ro2">
          <table:table-cell office:value-type="float" office:value="0.028854" calcext:value-type="float">
            <text:p>0.028854</text:p>
          </table:table-cell>
          <table:table-cell office:value-type="float" office:value="1.997232" calcext:value-type="float">
            <text:p>1.997232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07549" calcext:value-type="float">
            <text:p>1.007549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118641" calcext:value-type="float">
            <text:p>1.118641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893018" calcext:value-type="float">
            <text:p>0.893018</text:p>
          </table:table-cell>
          <table:table-cell table:number-columns-repeated="4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0.972496" calcext:value-type="float">
            <text:p>0.972496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32029" calcext:value-type="float">
            <text:p>0.732029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612445" calcext:value-type="float">
            <text:p>0.612445</text:p>
          </table:table-cell>
          <table:table-cell table:number-columns-repeated="4"/>
        </table:table-row>
        <table:table-row table:style-name="ro2">
          <table:table-cell office:value-type="float" office:value="0.027916" calcext:value-type="float">
            <text:p>0.027916</text:p>
          </table:table-cell>
          <table:table-cell office:value-type="float" office:value="0.778122" calcext:value-type="float">
            <text:p>0.778122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32081" calcext:value-type="float">
            <text:p>0.732081</text:p>
          </table:table-cell>
          <table:table-cell table:number-columns-repeated="4"/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62057" calcext:value-type="float">
            <text:p>0.62057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652602" calcext:value-type="float">
            <text:p>0.652602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21977" calcext:value-type="float">
            <text:p>0.721977</text:p>
          </table:table-cell>
          <table:table-cell table:number-columns-repeated="4"/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0.759736" calcext:value-type="float">
            <text:p>0.759736</text:p>
          </table:table-cell>
          <table:table-cell table:number-columns-repeated="4"/>
        </table:table-row>
        <table:table-row table:style-name="ro2">
          <table:table-cell office:value-type="float" office:value="0.03026" calcext:value-type="float">
            <text:p>0.03026</text:p>
          </table:table-cell>
          <table:table-cell office:value-type="float" office:value="0.970413" calcext:value-type="float">
            <text:p>0.970413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1.014215" calcext:value-type="float">
            <text:p>1.014215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4.61191" calcext:value-type="float">
            <text:p>4.61191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785566" calcext:value-type="float">
            <text:p>1.785566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6.277685" calcext:value-type="float">
            <text:p>6.277685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2.034211" calcext:value-type="float">
            <text:p>2.034211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2.01119" calcext:value-type="float">
            <text:p>2.0111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182548" calcext:value-type="float">
            <text:p>1.182548</text:p>
          </table:table-cell>
          <table:table-cell table:number-columns-repeated="4"/>
        </table:table-row>
        <table:table-row table:style-name="ro2">
          <table:table-cell office:value-type="float" office:value="0.029323" calcext:value-type="float">
            <text:p>0.029323</text:p>
          </table:table-cell>
          <table:table-cell office:value-type="float" office:value="1.122079" calcext:value-type="float">
            <text:p>1.122079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133173" calcext:value-type="float">
            <text:p>1.133173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949163" calcext:value-type="float">
            <text:p>0.949163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08121" calcext:value-type="float">
            <text:p>1.008121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006455" calcext:value-type="float">
            <text:p>1.006455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077027" calcext:value-type="float">
            <text:p>1.077027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57392" calcext:value-type="float">
            <text:p>1.05739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149891" calcext:value-type="float">
            <text:p>1.149891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997444" calcext:value-type="float">
            <text:p>0.997444</text:p>
          </table:table-cell>
          <table:table-cell table:number-columns-repeated="4"/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1.106663" calcext:value-type="float">
            <text:p>1.106663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0.843799" calcext:value-type="float">
            <text:p>0.843799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033433" calcext:value-type="float">
            <text:p>1.033433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82028" calcext:value-type="float">
            <text:p>0.982028</text:p>
          </table:table-cell>
          <table:table-cell table:number-columns-repeated="4"/>
        </table:table-row>
        <table:table-row table:style-name="ro2">
          <table:table-cell office:value-type="float" office:value="0.029011" calcext:value-type="float">
            <text:p>0.029011</text:p>
          </table:table-cell>
          <table:table-cell office:value-type="float" office:value="2.602751" calcext:value-type="float">
            <text:p>2.602751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936819" calcext:value-type="float">
            <text:p>0.936819</text:p>
          </table:table-cell>
          <table:table-cell table:number-columns-repeated="4"/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908642" calcext:value-type="float">
            <text:p>0.908642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998538" calcext:value-type="float">
            <text:p>0.998538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1.073121" calcext:value-type="float">
            <text:p>1.073121</text:p>
          </table:table-cell>
          <table:table-cell table:number-columns-repeated="4"/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1.376818" calcext:value-type="float">
            <text:p>1.376818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2.029992" calcext:value-type="float">
            <text:p>2.029992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401453" calcext:value-type="float">
            <text:p>1.401453</text:p>
          </table:table-cell>
          <table:table-cell table:number-columns-repeated="4"/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2.050045" calcext:value-type="float">
            <text:p>2.050045</text:p>
          </table:table-cell>
          <table:table-cell table:number-columns-repeated="4"/>
        </table:table-row>
        <table:table-row table:style-name="ro2">
          <table:table-cell office:value-type="float" office:value="0.03026" calcext:value-type="float">
            <text:p>0.03026</text:p>
          </table:table-cell>
          <table:table-cell office:value-type="float" office:value="1.96468" calcext:value-type="float">
            <text:p>1.96468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3.428216" calcext:value-type="float">
            <text:p>3.428216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919997" calcext:value-type="float">
            <text:p>0.919997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0.790257" calcext:value-type="float">
            <text:p>0.790257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793122" calcext:value-type="float">
            <text:p>0.793122</text:p>
          </table:table-cell>
          <table:table-cell table:number-columns-repeated="4"/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0.791456" calcext:value-type="float">
            <text:p>0.791456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981142" calcext:value-type="float">
            <text:p>0.98114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2.018221" calcext:value-type="float">
            <text:p>2.018221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25726" calcext:value-type="float">
            <text:p>0.825726</text:p>
          </table:table-cell>
          <table:table-cell table:number-columns-repeated="4"/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672758" calcext:value-type="float">
            <text:p>0.672758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768539" calcext:value-type="float">
            <text:p>0.768539</text:p>
          </table:table-cell>
          <table:table-cell table:number-columns-repeated="4"/>
        </table:table-row>
        <table:table-row table:style-name="ro2">
          <table:table-cell office:value-type="float" office:value="0.060833" calcext:value-type="float">
            <text:p>0.060833</text:p>
          </table:table-cell>
          <table:table-cell office:value-type="float" office:value="0.716404" calcext:value-type="float">
            <text:p>0.716404</text:p>
          </table:table-cell>
          <table:table-cell table:number-columns-repeated="4"/>
        </table:table-row>
        <table:table-row table:style-name="ro2">
          <table:table-cell office:value-type="float" office:value="0.031718" calcext:value-type="float">
            <text:p>0.031718</text:p>
          </table:table-cell>
          <table:table-cell office:value-type="float" office:value="1.956971" calcext:value-type="float">
            <text:p>1.956971</text:p>
          </table:table-cell>
          <table:table-cell table:number-columns-repeated="4"/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0.957236" calcext:value-type="float">
            <text:p>0.957236</text:p>
          </table:table-cell>
          <table:table-cell table:number-columns-repeated="4"/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0.88208" calcext:value-type="float">
            <text:p>0.88208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0.714477" calcext:value-type="float">
            <text:p>0.714477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62291" calcext:value-type="float">
            <text:p>1.62291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1.46088" calcext:value-type="float">
            <text:p>1.46088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0.959945" calcext:value-type="float">
            <text:p>0.95994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409265" calcext:value-type="float">
            <text:p>1.409265</text:p>
          </table:table-cell>
          <table:table-cell table:number-columns-repeated="4"/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2.251606" calcext:value-type="float">
            <text:p>2.251606</text:p>
          </table:table-cell>
          <table:table-cell table:number-columns-repeated="4"/>
        </table:table-row>
        <table:table-row table:style-name="ro2">
          <table:table-cell office:value-type="float" office:value="0.024427" calcext:value-type="float">
            <text:p>0.024427</text:p>
          </table:table-cell>
          <table:table-cell office:value-type="float" office:value="1.52588" calcext:value-type="float">
            <text:p>1.52588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3.149259" calcext:value-type="float">
            <text:p>3.149259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2.200877" calcext:value-type="float">
            <text:p>2.200877</text:p>
          </table:table-cell>
          <table:table-cell table:number-columns-repeated="4"/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1.117652" calcext:value-type="float">
            <text:p>1.117652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2.266137" calcext:value-type="float">
            <text:p>2.266137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92445" calcext:value-type="float">
            <text:p>0.792445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70156" calcext:value-type="float">
            <text:p>0.70156</text:p>
          </table:table-cell>
          <table:table-cell table:number-columns-repeated="4"/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74057" calcext:value-type="float">
            <text:p>0.74057</text:p>
          </table:table-cell>
          <table:table-cell table:number-columns-repeated="4"/>
        </table:table-row>
        <table:table-row table:style-name="ro2">
          <table:table-cell office:value-type="float" office:value="0.024999" calcext:value-type="float">
            <text:p>0.024999</text:p>
          </table:table-cell>
          <table:table-cell office:value-type="float" office:value="0.622081" calcext:value-type="float">
            <text:p>0.622081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0.624165" calcext:value-type="float">
            <text:p>0.624165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0.750101" calcext:value-type="float">
            <text:p>0.750101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624373" calcext:value-type="float">
            <text:p>0.624373</text:p>
          </table:table-cell>
          <table:table-cell table:number-columns-repeated="4"/>
        </table:table-row>
        <table:table-row table:style-name="ro2">
          <table:table-cell office:value-type="float" office:value="0.033854" calcext:value-type="float">
            <text:p>0.033854</text:p>
          </table:table-cell>
          <table:table-cell office:value-type="float" office:value="1.912336" calcext:value-type="float">
            <text:p>1.912336</text:p>
          </table:table-cell>
          <table:table-cell table:number-columns-repeated="4"/>
        </table:table-row>
        <table:table-row table:style-name="ro2">
          <table:table-cell office:value-type="float" office:value="0.025365" calcext:value-type="float">
            <text:p>0.025365</text:p>
          </table:table-cell>
          <table:table-cell office:value-type="float" office:value="0.724008" calcext:value-type="float">
            <text:p>0.724008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158954" calcext:value-type="float">
            <text:p>1.158954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723487" calcext:value-type="float">
            <text:p>0.723487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618331" calcext:value-type="float">
            <text:p>0.618331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656247" calcext:value-type="float">
            <text:p>0.656247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20362" calcext:value-type="float">
            <text:p>0.720362</text:p>
          </table:table-cell>
          <table:table-cell table:number-columns-repeated="4"/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0.615571" calcext:value-type="float">
            <text:p>0.615571</text:p>
          </table:table-cell>
          <table:table-cell table:number-columns-repeated="4"/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0.657341" calcext:value-type="float">
            <text:p>0.657341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721664" calcext:value-type="float">
            <text:p>0.721664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620987" calcext:value-type="float">
            <text:p>0.620987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798487" calcext:value-type="float">
            <text:p>0.798487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706195" calcext:value-type="float">
            <text:p>0.706195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621244" calcext:value-type="float">
            <text:p>1.621244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1.986242" calcext:value-type="float">
            <text:p>1.98624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673644" calcext:value-type="float">
            <text:p>0.673644</text:p>
          </table:table-cell>
          <table:table-cell table:number-columns-repeated="4"/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1.164058" calcext:value-type="float">
            <text:p>1.164058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2.532542" calcext:value-type="float">
            <text:p>2.532542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1.804056" calcext:value-type="float">
            <text:p>1.804056</text:p>
          </table:table-cell>
          <table:table-cell table:number-columns-repeated="4"/>
        </table:table-row>
        <table:table-row table:style-name="ro2">
          <table:table-cell office:value-type="float" office:value="0.026718" calcext:value-type="float">
            <text:p>0.026718</text:p>
          </table:table-cell>
          <table:table-cell office:value-type="float" office:value="0.914788" calcext:value-type="float">
            <text:p>0.914788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206037" calcext:value-type="float">
            <text:p>1.206037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8114" calcext:value-type="float">
            <text:p>1.8114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12411" calcext:value-type="float">
            <text:p>1.12411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33121" calcext:value-type="float">
            <text:p>1.133121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238693" calcext:value-type="float">
            <text:p>1.238693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1.083069" calcext:value-type="float">
            <text:p>1.083069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1.034163" calcext:value-type="float">
            <text:p>1.034163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0.833538" calcext:value-type="float">
            <text:p>0.833538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034476" calcext:value-type="float">
            <text:p>1.034476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0.870778" calcext:value-type="float">
            <text:p>0.870778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1.547129" calcext:value-type="float">
            <text:p>1.547129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535776" calcext:value-type="float">
            <text:p>1.535776</text:p>
          </table:table-cell>
          <table:table-cell table:number-columns-repeated="4"/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1.695097" calcext:value-type="float">
            <text:p>1.695097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384474" calcext:value-type="float">
            <text:p>1.384474</text:p>
          </table:table-cell>
          <table:table-cell table:number-columns-repeated="4"/>
        </table:table-row>
        <table:table-row table:style-name="ro2">
          <table:table-cell office:value-type="float" office:value="0.03849" calcext:value-type="float">
            <text:p>0.03849</text:p>
          </table:table-cell>
          <table:table-cell office:value-type="float" office:value="2.007962" calcext:value-type="float">
            <text:p>2.00796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2.036971" calcext:value-type="float">
            <text:p>2.036971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69364" calcext:value-type="float">
            <text:p>1.69364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563067" calcext:value-type="float">
            <text:p>1.563067</text:p>
          </table:table-cell>
          <table:table-cell table:number-columns-repeated="4"/>
        </table:table-row>
        <table:table-row table:style-name="ro2">
          <table:table-cell office:value-type="float" office:value="0.02552" calcext:value-type="float">
            <text:p>0.02552</text:p>
          </table:table-cell>
          <table:table-cell office:value-type="float" office:value="1.202391" calcext:value-type="float">
            <text:p>1.202391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741872" calcext:value-type="float">
            <text:p>0.74187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11924" calcext:value-type="float">
            <text:p>0.711924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928434" calcext:value-type="float">
            <text:p>0.928434</text:p>
          </table:table-cell>
          <table:table-cell table:number-columns-repeated="4"/>
        </table:table-row>
        <table:table-row table:style-name="ro2">
          <table:table-cell office:value-type="float" office:value="0.073906" calcext:value-type="float">
            <text:p>0.073906</text:p>
          </table:table-cell>
          <table:table-cell office:value-type="float" office:value="0.904997" calcext:value-type="float">
            <text:p>0.904997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158069" calcext:value-type="float">
            <text:p>1.158069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58382" calcext:value-type="float">
            <text:p>0.858382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1.166662" calcext:value-type="float">
            <text:p>1.166662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82079" calcext:value-type="float">
            <text:p>1.082079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088486" calcext:value-type="float">
            <text:p>1.088486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0.939059" calcext:value-type="float">
            <text:p>0.939059</text:p>
          </table:table-cell>
          <table:table-cell table:number-columns-repeated="4"/>
        </table:table-row>
        <table:table-row table:style-name="ro2">
          <table:table-cell office:value-type="float" office:value="0.024895" calcext:value-type="float">
            <text:p>0.024895</text:p>
          </table:table-cell>
          <table:table-cell office:value-type="float" office:value="1.091402" calcext:value-type="float">
            <text:p>1.091402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0.978121" calcext:value-type="float">
            <text:p>0.978121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030934" calcext:value-type="float">
            <text:p>1.030934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3.576184" calcext:value-type="float">
            <text:p>3.576184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29005" calcext:value-type="float">
            <text:p>1.529005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229575" calcext:value-type="float">
            <text:p>2.22957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2.445616" calcext:value-type="float">
            <text:p>2.445616</text:p>
          </table:table-cell>
          <table:table-cell table:number-columns-repeated="4"/>
        </table:table-row>
        <table:table-row table:style-name="ro2">
          <table:table-cell office:value-type="float" office:value="0.026562" calcext:value-type="float">
            <text:p>0.026562</text:p>
          </table:table-cell>
          <table:table-cell office:value-type="float" office:value="1.858951" calcext:value-type="float">
            <text:p>1.858951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510515" calcext:value-type="float">
            <text:p>1.510515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2.364158" calcext:value-type="float">
            <text:p>2.364158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995205" calcext:value-type="float">
            <text:p>0.995205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04839" calcext:value-type="float">
            <text:p>1.104839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2.513637" calcext:value-type="float">
            <text:p>2.513637</text:p>
          </table:table-cell>
          <table:table-cell table:number-columns-repeated="4"/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1.969992" calcext:value-type="float">
            <text:p>1.969992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768171" calcext:value-type="float">
            <text:p>1.768171</text:p>
          </table:table-cell>
          <table:table-cell table:number-columns-repeated="4"/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1.207703" calcext:value-type="float">
            <text:p>1.207703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3.216811" calcext:value-type="float">
            <text:p>3.216811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144423" calcext:value-type="float">
            <text:p>1.144423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941976" calcext:value-type="float">
            <text:p>0.941976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935096" calcext:value-type="float">
            <text:p>1.935096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2.630355" calcext:value-type="float">
            <text:p>2.630355</text:p>
          </table:table-cell>
          <table:table-cell table:number-columns-repeated="4"/>
        </table:table-row>
        <table:table-row table:style-name="ro2">
          <table:table-cell office:value-type="float" office:value="0.026094" calcext:value-type="float">
            <text:p>0.026094</text:p>
          </table:table-cell>
          <table:table-cell office:value-type="float" office:value="1.857337" calcext:value-type="float">
            <text:p>1.857337</text:p>
          </table:table-cell>
          <table:table-cell table:number-columns-repeated="4"/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2.413532" calcext:value-type="float">
            <text:p>2.413532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824421" calcext:value-type="float">
            <text:p>1.824421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43114" calcext:value-type="float">
            <text:p>1.43114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1.733535" calcext:value-type="float">
            <text:p>1.733535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1.107184" calcext:value-type="float">
            <text:p>1.107184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0.929631" calcext:value-type="float">
            <text:p>0.929631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32914" calcext:value-type="float">
            <text:p>0.832914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877809" calcext:value-type="float">
            <text:p>0.877809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2.099471" calcext:value-type="float">
            <text:p>2.099471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0.747185" calcext:value-type="float">
            <text:p>0.747185</text:p>
          </table:table-cell>
          <table:table-cell table:number-columns-repeated="4"/>
        </table:table-row>
        <table:table-row table:style-name="ro2">
          <table:table-cell office:value-type="float" office:value="0.024584" calcext:value-type="float">
            <text:p>0.024584</text:p>
          </table:table-cell>
          <table:table-cell office:value-type="float" office:value="2.327283" calcext:value-type="float">
            <text:p>2.327283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0276" calcext:value-type="float">
            <text:p>1.0276</text:p>
          </table:table-cell>
          <table:table-cell table:number-columns-repeated="4"/>
        </table:table-row>
        <table:table-row table:style-name="ro2">
          <table:table-cell office:value-type="float" office:value="0.026093" calcext:value-type="float">
            <text:p>0.026093</text:p>
          </table:table-cell>
          <table:table-cell office:value-type="float" office:value="0.969997" calcext:value-type="float">
            <text:p>0.969997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852653" calcext:value-type="float">
            <text:p>0.852653</text:p>
          </table:table-cell>
          <table:table-cell table:number-columns-repeated="4"/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0.823174" calcext:value-type="float">
            <text:p>0.823174</text:p>
          </table:table-cell>
          <table:table-cell table:number-columns-repeated="4"/>
        </table:table-row>
        <table:table-row table:style-name="ro2">
          <table:table-cell office:value-type="float" office:value="0.026041" calcext:value-type="float">
            <text:p>0.026041</text:p>
          </table:table-cell>
          <table:table-cell office:value-type="float" office:value="0.862028" calcext:value-type="float">
            <text:p>0.862028</text:p>
          </table:table-cell>
          <table:table-cell table:number-columns-repeated="4"/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0.999631" calcext:value-type="float">
            <text:p>0.999631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42965" calcext:value-type="float">
            <text:p>1.142965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90234" calcext:value-type="float">
            <text:p>0.90234</text:p>
          </table:table-cell>
          <table:table-cell table:number-columns-repeated="4"/>
        </table:table-row>
        <table:table-row table:style-name="ro2">
          <table:table-cell office:value-type="float" office:value="0.033437" calcext:value-type="float">
            <text:p>0.033437</text:p>
          </table:table-cell>
          <table:table-cell office:value-type="float" office:value="1.066194" calcext:value-type="float">
            <text:p>1.066194</text:p>
          </table:table-cell>
          <table:table-cell table:number-columns-repeated="4"/>
        </table:table-row>
        <table:table-row table:style-name="ro2">
          <table:table-cell office:value-type="float" office:value="0.042552" calcext:value-type="float">
            <text:p>0.042552</text:p>
          </table:table-cell>
          <table:table-cell office:value-type="float" office:value="1.014163" calcext:value-type="float">
            <text:p>1.014163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1.383484" calcext:value-type="float">
            <text:p>1.383484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341297" calcext:value-type="float">
            <text:p>1.341297</text:p>
          </table:table-cell>
          <table:table-cell table:number-columns-repeated="4"/>
        </table:table-row>
        <table:table-row table:style-name="ro2">
          <table:table-cell office:value-type="float" office:value="0.03526" calcext:value-type="float">
            <text:p>0.03526</text:p>
          </table:table-cell>
          <table:table-cell office:value-type="float" office:value="1.456245" calcext:value-type="float">
            <text:p>1.456245</text:p>
          </table:table-cell>
          <table:table-cell table:number-columns-repeated="4"/>
        </table:table-row>
        <table:table-row table:style-name="ro2">
          <table:table-cell office:value-type="float" office:value="0.026406" calcext:value-type="float">
            <text:p>0.026406</text:p>
          </table:table-cell>
          <table:table-cell office:value-type="float" office:value="1.131923" calcext:value-type="float">
            <text:p>1.131923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1.159943" calcext:value-type="float">
            <text:p>1.159943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3.050926" calcext:value-type="float">
            <text:p>3.050926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628119" calcext:value-type="float">
            <text:p>1.628119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.500776" calcext:value-type="float">
            <text:p>1.500776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.421869" calcext:value-type="float">
            <text:p>1.421869</text:p>
          </table:table-cell>
          <table:table-cell table:number-columns-repeated="4"/>
        </table:table-row>
        <table:table-row table:style-name="ro2">
          <table:table-cell office:value-type="float" office:value="0.024114" calcext:value-type="float">
            <text:p>0.024114</text:p>
          </table:table-cell>
          <table:table-cell office:value-type="float" office:value="1.112809" calcext:value-type="float">
            <text:p>1.112809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0.868955" calcext:value-type="float">
            <text:p>0.868955</text:p>
          </table:table-cell>
          <table:table-cell table:number-columns-repeated="4"/>
        </table:table-row>
        <table:table-row table:style-name="ro2">
          <table:table-cell office:value-type="float" office:value="0.027917" calcext:value-type="float">
            <text:p>0.027917</text:p>
          </table:table-cell>
          <table:table-cell office:value-type="float" office:value="1.021715" calcext:value-type="float">
            <text:p>1.02171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870361" calcext:value-type="float">
            <text:p>0.870361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972392" calcext:value-type="float">
            <text:p>0.972392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856612" calcext:value-type="float">
            <text:p>0.856612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019735" calcext:value-type="float">
            <text:p>1.019735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996559" calcext:value-type="float">
            <text:p>0.996559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23437" calcext:value-type="float">
            <text:p>1.23437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931455" calcext:value-type="float">
            <text:p>0.93145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024423" calcext:value-type="float">
            <text:p>1.024423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0.829268" calcext:value-type="float">
            <text:p>0.829268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154579" calcext:value-type="float">
            <text:p>1.154579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935882" calcext:value-type="float">
            <text:p>0.935882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2.578167" calcext:value-type="float">
            <text:p>2.578167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133694" calcext:value-type="float">
            <text:p>1.133694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26937" calcext:value-type="float">
            <text:p>1.26937</text:p>
          </table:table-cell>
          <table:table-cell table:number-columns-repeated="4"/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1.386453" calcext:value-type="float">
            <text:p>1.386453</text:p>
          </table:table-cell>
          <table:table-cell table:number-columns-repeated="4"/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1.446037" calcext:value-type="float">
            <text:p>1.446037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584785" calcext:value-type="float">
            <text:p>1.584785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264735" calcext:value-type="float">
            <text:p>1.264735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2.145461" calcext:value-type="float">
            <text:p>2.145461</text:p>
          </table:table-cell>
          <table:table-cell table:number-columns-repeated="4"/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3.083842" calcext:value-type="float">
            <text:p>3.083842</text:p>
          </table:table-cell>
          <table:table-cell table:number-columns-repeated="4"/>
        </table:table-row>
        <table:table-row table:style-name="ro2">
          <table:table-cell office:value-type="float" office:value="0.026145" calcext:value-type="float">
            <text:p>0.026145</text:p>
          </table:table-cell>
          <table:table-cell office:value-type="float" office:value="2.607178" calcext:value-type="float">
            <text:p>2.607178</text:p>
          </table:table-cell>
          <table:table-cell table:number-columns-repeated="4"/>
        </table:table-row>
        <table:table-row table:style-name="ro2">
          <table:table-cell office:value-type="float" office:value="0.025938" calcext:value-type="float">
            <text:p>0.025938</text:p>
          </table:table-cell>
          <table:table-cell office:value-type="float" office:value="0.999007" calcext:value-type="float">
            <text:p>0.999007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008329" calcext:value-type="float">
            <text:p>1.008329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0.914059" calcext:value-type="float">
            <text:p>0.914059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83807" calcext:value-type="float">
            <text:p>0.83807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90432" calcext:value-type="float">
            <text:p>0.90432</text:p>
          </table:table-cell>
          <table:table-cell table:number-columns-repeated="4"/>
        </table:table-row>
        <table:table-row table:style-name="ro2">
          <table:table-cell office:value-type="float" office:value="0.026458" calcext:value-type="float">
            <text:p>0.026458</text:p>
          </table:table-cell>
          <table:table-cell office:value-type="float" office:value="0.884527" calcext:value-type="float">
            <text:p>0.884527</text:p>
          </table:table-cell>
          <table:table-cell table:number-columns-repeated="4"/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2.364679" calcext:value-type="float">
            <text:p>2.364679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865257" calcext:value-type="float">
            <text:p>0.86525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8984" calcext:value-type="float">
            <text:p>0.98984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911872" calcext:value-type="float">
            <text:p>0.911872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50986" calcext:value-type="float">
            <text:p>0.850986</text:p>
          </table:table-cell>
          <table:table-cell table:number-columns-repeated="4"/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0.875934" calcext:value-type="float">
            <text:p>0.875934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1.165569" calcext:value-type="float">
            <text:p>1.165569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2.371606" calcext:value-type="float">
            <text:p>2.371606</text:p>
          </table:table-cell>
          <table:table-cell table:number-columns-repeated="4"/>
        </table:table-row>
        <table:table-row table:style-name="ro2">
          <table:table-cell office:value-type="float" office:value="0.026407" calcext:value-type="float">
            <text:p>0.026407</text:p>
          </table:table-cell>
          <table:table-cell office:value-type="float" office:value="1.112495" calcext:value-type="float">
            <text:p>1.112495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167861" calcext:value-type="float">
            <text:p>1.167861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1.701243" calcext:value-type="float">
            <text:p>1.701243</text:p>
          </table:table-cell>
          <table:table-cell table:number-columns-repeated="4"/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1.600411" calcext:value-type="float">
            <text:p>1.600411</text:p>
          </table:table-cell>
          <table:table-cell table:number-columns-repeated="4"/>
        </table:table-row>
        <table:table-row table:style-name="ro2">
          <table:table-cell office:value-type="float" office:value="0.026041" calcext:value-type="float">
            <text:p>0.026041</text:p>
          </table:table-cell>
          <table:table-cell office:value-type="float" office:value="1.829316" calcext:value-type="float">
            <text:p>1.829316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4.133161" calcext:value-type="float">
            <text:p>4.133161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2.701344" calcext:value-type="float">
            <text:p>2.701344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070101" calcext:value-type="float">
            <text:p>1.070101</text:p>
          </table:table-cell>
          <table:table-cell table:number-columns-repeated="4"/>
        </table:table-row>
        <table:table-row table:style-name="ro2">
          <table:table-cell office:value-type="float" office:value="0.028176" calcext:value-type="float">
            <text:p>0.028176</text:p>
          </table:table-cell>
          <table:table-cell office:value-type="float" office:value="0.98734" calcext:value-type="float">
            <text:p>0.98734</text:p>
          </table:table-cell>
          <table:table-cell table:number-columns-repeated="4"/>
        </table:table-row>
        <table:table-row table:style-name="ro2">
          <table:table-cell office:value-type="float" office:value="0.026146" calcext:value-type="float">
            <text:p>0.026146</text:p>
          </table:table-cell>
          <table:table-cell office:value-type="float" office:value="1.000777" calcext:value-type="float">
            <text:p>1.000777</text:p>
          </table:table-cell>
          <table:table-cell table:number-columns-repeated="4"/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0.974267" calcext:value-type="float">
            <text:p>0.974267</text:p>
          </table:table-cell>
          <table:table-cell table:number-columns-repeated="4"/>
        </table:table-row>
        <table:table-row table:style-name="ro2">
          <table:table-cell office:value-type="float" office:value="0.025417" calcext:value-type="float">
            <text:p>0.025417</text:p>
          </table:table-cell>
          <table:table-cell office:value-type="float" office:value="0.717081" calcext:value-type="float">
            <text:p>0.717081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737549" calcext:value-type="float">
            <text:p>0.737549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051038" calcext:value-type="float">
            <text:p>1.051038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0.710466" calcext:value-type="float">
            <text:p>0.710466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1.360307" calcext:value-type="float">
            <text:p>1.360307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819685" calcext:value-type="float">
            <text:p>0.819685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2.197179" calcext:value-type="float">
            <text:p>2.197179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788643" calcext:value-type="float">
            <text:p>0.788643</text:p>
          </table:table-cell>
          <table:table-cell table:number-columns-repeated="4"/>
        </table:table-row>
        <table:table-row table:style-name="ro2">
          <table:table-cell office:value-type="float" office:value="0.023958" calcext:value-type="float">
            <text:p>0.023958</text:p>
          </table:table-cell>
          <table:table-cell office:value-type="float" office:value="0.968017" calcext:value-type="float">
            <text:p>0.968017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0.919372" calcext:value-type="float">
            <text:p>0.91937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969683" calcext:value-type="float">
            <text:p>0.969683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1.113798" calcext:value-type="float">
            <text:p>1.113798</text:p>
          </table:table-cell>
          <table:table-cell table:number-columns-repeated="4"/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1.025309" calcext:value-type="float">
            <text:p>1.025309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372703" calcext:value-type="float">
            <text:p>1.372703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2.983322" calcext:value-type="float">
            <text:p>2.983322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2.813167" calcext:value-type="float">
            <text:p>2.813167</text:p>
          </table:table-cell>
          <table:table-cell table:number-columns-repeated="4"/>
        </table:table-row>
        <table:table-row table:style-name="ro2">
          <table:table-cell office:value-type="float" office:value="0.025417" calcext:value-type="float">
            <text:p>0.025417</text:p>
          </table:table-cell>
          <table:table-cell office:value-type="float" office:value="1.132339" calcext:value-type="float">
            <text:p>1.132339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4.417327" calcext:value-type="float">
            <text:p>4.417327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608848" calcext:value-type="float">
            <text:p>1.608848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2.250877" calcext:value-type="float">
            <text:p>2.250877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3.070249" calcext:value-type="float">
            <text:p>3.070249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1.563276" calcext:value-type="float">
            <text:p>1.563276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878798" calcext:value-type="float">
            <text:p>0.878798</text:p>
          </table:table-cell>
          <table:table-cell table:number-columns-repeated="4"/>
        </table:table-row>
        <table:table-row table:style-name="ro2">
          <table:table-cell office:value-type="float" office:value="0.025886" calcext:value-type="float">
            <text:p>0.025886</text:p>
          </table:table-cell>
          <table:table-cell office:value-type="float" office:value="1.125309" calcext:value-type="float">
            <text:p>1.125309</text:p>
          </table:table-cell>
          <table:table-cell table:number-columns-repeated="4"/>
        </table:table-row>
        <table:table-row table:style-name="ro2">
          <table:table-cell office:value-type="float" office:value="0.026301" calcext:value-type="float">
            <text:p>0.026301</text:p>
          </table:table-cell>
          <table:table-cell office:value-type="float" office:value="0.85833" calcext:value-type="float">
            <text:p>0.85833</text:p>
          </table:table-cell>
          <table:table-cell table:number-columns-repeated="4"/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1.145725" calcext:value-type="float">
            <text:p>1.145725</text:p>
          </table:table-cell>
          <table:table-cell table:number-columns-repeated="4"/>
        </table:table-row>
        <table:table-row table:style-name="ro2">
          <table:table-cell office:value-type="float" office:value="0.030625" calcext:value-type="float">
            <text:p>0.030625</text:p>
          </table:table-cell>
          <table:table-cell office:value-type="float" office:value="0.850778" calcext:value-type="float">
            <text:p>0.850778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1.093433" calcext:value-type="float">
            <text:p>1.093433</text:p>
          </table:table-cell>
          <table:table-cell table:number-columns-repeated="4"/>
        </table:table-row>
        <table:table-row table:style-name="ro2">
          <table:table-cell office:value-type="float" office:value="0.026354" calcext:value-type="float">
            <text:p>0.026354</text:p>
          </table:table-cell>
          <table:table-cell office:value-type="float" office:value="0.859788" calcext:value-type="float">
            <text:p>0.859788</text:p>
          </table:table-cell>
          <table:table-cell table:number-columns-repeated="4"/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2.302492" calcext:value-type="float">
            <text:p>2.302492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116662" calcext:value-type="float">
            <text:p>1.116662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1.061194" calcext:value-type="float">
            <text:p>1.061194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13798" calcext:value-type="float">
            <text:p>1.013798</text:p>
          </table:table-cell>
          <table:table-cell table:number-columns-repeated="4"/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1.041767" calcext:value-type="float">
            <text:p>1.041767</text:p>
          </table:table-cell>
          <table:table-cell table:number-columns-repeated="4"/>
        </table:table-row>
        <table:table-row table:style-name="ro2">
          <table:table-cell office:value-type="float" office:value="0.025573" calcext:value-type="float">
            <text:p>0.025573</text:p>
          </table:table-cell>
          <table:table-cell office:value-type="float" office:value="1.524161" calcext:value-type="float">
            <text:p>1.524161</text:p>
          </table:table-cell>
          <table:table-cell table:number-columns-repeated="4"/>
        </table:table-row>
        <table:table-row table:style-name="ro2">
          <table:table-cell office:value-type="float" office:value="0.029896" calcext:value-type="float">
            <text:p>0.029896</text:p>
          </table:table-cell>
          <table:table-cell office:value-type="float" office:value="2.155305" calcext:value-type="float">
            <text:p>2.155305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839524" calcext:value-type="float">
            <text:p>1.839524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3.458372" calcext:value-type="float">
            <text:p>3.458372</text:p>
          </table:table-cell>
          <table:table-cell table:number-columns-repeated="4"/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2.18119" calcext:value-type="float">
            <text:p>2.18119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778639" calcext:value-type="float">
            <text:p>1.778639</text:p>
          </table:table-cell>
          <table:table-cell table:number-columns-repeated="4"/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0.779685" calcext:value-type="float">
            <text:p>0.779685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0.912392" calcext:value-type="float">
            <text:p>0.912392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813539" calcext:value-type="float">
            <text:p>0.813539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2.183429" calcext:value-type="float">
            <text:p>2.183429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0.81557" calcext:value-type="float">
            <text:p>0.81557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860622" calcext:value-type="float">
            <text:p>0.860622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99475" calcext:value-type="float">
            <text:p>0.899475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0.852029" calcext:value-type="float">
            <text:p>0.852029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94997" calcext:value-type="float">
            <text:p>0.794997</text:p>
          </table:table-cell>
          <table:table-cell table:number-columns-repeated="4"/>
        </table:table-row>
        <table:table-row table:style-name="ro2">
          <table:table-cell office:value-type="float" office:value="0.030573" calcext:value-type="float">
            <text:p>0.030573</text:p>
          </table:table-cell>
          <table:table-cell office:value-type="float" office:value="0.808434" calcext:value-type="float">
            <text:p>0.808434</text:p>
          </table:table-cell>
          <table:table-cell table:number-columns-repeated="4"/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777549" calcext:value-type="float">
            <text:p>0.777549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1.143173" calcext:value-type="float">
            <text:p>1.143173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735153" calcext:value-type="float">
            <text:p>0.735153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314266" calcext:value-type="float">
            <text:p>1.314266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18382" calcext:value-type="float">
            <text:p>1.018382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0265" calcext:value-type="float">
            <text:p>1.50265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73265" calcext:value-type="float">
            <text:p>1.73265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889524" calcext:value-type="float">
            <text:p>1.889524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1.079007" calcext:value-type="float">
            <text:p>1.079007</text:p>
          </table:table-cell>
          <table:table-cell table:number-columns-repeated="4"/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3.425664" calcext:value-type="float">
            <text:p>3.425664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899784" calcext:value-type="float">
            <text:p>1.899784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3.810351" calcext:value-type="float">
            <text:p>3.810351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2.534573" calcext:value-type="float">
            <text:p>2.534573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377235" calcext:value-type="float">
            <text:p>1.377235</text:p>
          </table:table-cell>
          <table:table-cell table:number-columns-repeated="4"/>
        </table:table-row>
        <table:table-row table:style-name="ro2">
          <table:table-cell office:value-type="float" office:value="0.026458" calcext:value-type="float">
            <text:p>0.026458</text:p>
          </table:table-cell>
          <table:table-cell office:value-type="float" office:value="1.549577" calcext:value-type="float">
            <text:p>1.549577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93182" calcext:value-type="float">
            <text:p>0.93182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190464" calcext:value-type="float">
            <text:p>1.190464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767289" calcext:value-type="float">
            <text:p>0.767289</text:p>
          </table:table-cell>
          <table:table-cell table:number-columns-repeated="4"/>
        </table:table-row>
        <table:table-row table:style-name="ro2">
          <table:table-cell office:value-type="float" office:value="0.024688" calcext:value-type="float">
            <text:p>0.024688</text:p>
          </table:table-cell>
          <table:table-cell office:value-type="float" office:value="1.220256" calcext:value-type="float">
            <text:p>1.220256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0.781455" calcext:value-type="float">
            <text:p>0.781455</text:p>
          </table:table-cell>
          <table:table-cell table:number-columns-repeated="4"/>
        </table:table-row>
        <table:table-row table:style-name="ro2">
          <table:table-cell office:value-type="float" office:value="0.024895" calcext:value-type="float">
            <text:p>0.024895</text:p>
          </table:table-cell>
          <table:table-cell office:value-type="float" office:value="1.259683" calcext:value-type="float">
            <text:p>1.259683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855101" calcext:value-type="float">
            <text:p>0.855101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160564" calcext:value-type="float">
            <text:p>2.160564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851404" calcext:value-type="float">
            <text:p>0.851404</text:p>
          </table:table-cell>
          <table:table-cell table:number-columns-repeated="4"/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842132" calcext:value-type="float">
            <text:p>0.842132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898486" calcext:value-type="float">
            <text:p>0.898486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1.133798" calcext:value-type="float">
            <text:p>1.133798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0.969423" calcext:value-type="float">
            <text:p>0.969423</text:p>
          </table:table-cell>
          <table:table-cell table:number-columns-repeated="4"/>
        </table:table-row>
        <table:table-row table:style-name="ro2">
          <table:table-cell office:value-type="float" office:value="0.026354" calcext:value-type="float">
            <text:p>0.026354</text:p>
          </table:table-cell>
          <table:table-cell office:value-type="float" office:value="1.009996" calcext:value-type="float">
            <text:p>1.009996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554265" calcext:value-type="float">
            <text:p>1.554265</text:p>
          </table:table-cell>
          <table:table-cell table:number-columns-repeated="4"/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0.93083" calcext:value-type="float">
            <text:p>0.93083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1.794681" calcext:value-type="float">
            <text:p>1.794681</text:p>
          </table:table-cell>
          <table:table-cell table:number-columns-repeated="4"/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3.634622" calcext:value-type="float">
            <text:p>3.634622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19.463937" calcext:value-type="float">
            <text:p>19.463937</text:p>
          </table:table-cell>
          <table:table-cell table:number-columns-repeated="4"/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1.879993" calcext:value-type="float">
            <text:p>1.879993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027756" calcext:value-type="float">
            <text:p>1.027756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1.910097" calcext:value-type="float">
            <text:p>1.910097</text:p>
          </table:table-cell>
          <table:table-cell table:number-columns-repeated="4"/>
        </table:table-row>
        <table:table-row table:style-name="ro2">
          <table:table-cell office:value-type="float" office:value="0.026198" calcext:value-type="float">
            <text:p>0.026198</text:p>
          </table:table-cell>
          <table:table-cell office:value-type="float" office:value="1.445724" calcext:value-type="float">
            <text:p>1.445724</text:p>
          </table:table-cell>
          <table:table-cell table:number-columns-repeated="4"/>
        </table:table-row>
        <table:table-row table:style-name="ro2">
          <table:table-cell office:value-type="float" office:value="0.027343" calcext:value-type="float">
            <text:p>0.027343</text:p>
          </table:table-cell>
          <table:table-cell office:value-type="float" office:value="2.180044" calcext:value-type="float">
            <text:p>2.180044</text:p>
          </table:table-cell>
          <table:table-cell table:number-columns-repeated="4"/>
        </table:table-row>
        <table:table-row table:style-name="ro2">
          <table:table-cell office:value-type="float" office:value="0.026042" calcext:value-type="float">
            <text:p>0.026042</text:p>
          </table:table-cell>
          <table:table-cell office:value-type="float" office:value="3.878423" calcext:value-type="float">
            <text:p>3.878423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834052" calcext:value-type="float">
            <text:p>2.834052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3.797017" calcext:value-type="float">
            <text:p>3.79701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67791" calcext:value-type="float">
            <text:p>1.67791</text:p>
          </table:table-cell>
          <table:table-cell table:number-columns-repeated="4"/>
        </table:table-row>
        <table:table-row table:style-name="ro2">
          <table:table-cell office:value-type="float" office:value="0.030469" calcext:value-type="float">
            <text:p>0.030469</text:p>
          </table:table-cell>
          <table:table-cell office:value-type="float" office:value="1.452807" calcext:value-type="float">
            <text:p>1.452807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924528" calcext:value-type="float">
            <text:p>0.924528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881507" calcext:value-type="float">
            <text:p>0.881507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0.79083" calcext:value-type="float">
            <text:p>0.79083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100777" calcext:value-type="float">
            <text:p>1.100777</text:p>
          </table:table-cell>
          <table:table-cell table:number-columns-repeated="4"/>
        </table:table-row>
        <table:table-row table:style-name="ro2">
          <table:table-cell office:value-type="float" office:value="0.025937" calcext:value-type="float">
            <text:p>0.025937</text:p>
          </table:table-cell>
          <table:table-cell office:value-type="float" office:value="0.771299" calcext:value-type="float">
            <text:p>0.771299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1.22911" calcext:value-type="float">
            <text:p>1.22911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713" calcext:value-type="float">
            <text:p>0.7713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222547" calcext:value-type="float">
            <text:p>1.222547</text:p>
          </table:table-cell>
          <table:table-cell table:number-columns-repeated="4"/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2.04369" calcext:value-type="float">
            <text:p>2.04369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35727" calcext:value-type="float">
            <text:p>0.735727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221714" calcext:value-type="float">
            <text:p>1.221714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0.779007" calcext:value-type="float">
            <text:p>0.779007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34265" calcext:value-type="float">
            <text:p>1.534265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996559" calcext:value-type="float">
            <text:p>0.996559</text:p>
          </table:table-cell>
          <table:table-cell table:number-columns-repeated="4"/>
        </table:table-row>
        <table:table-row table:style-name="ro2">
          <table:table-cell office:value-type="float" office:value="0.026042" calcext:value-type="float">
            <text:p>0.026042</text:p>
          </table:table-cell>
          <table:table-cell office:value-type="float" office:value="1.646869" calcext:value-type="float">
            <text:p>1.646869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484526" calcext:value-type="float">
            <text:p>1.484526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763118" calcext:value-type="float">
            <text:p>1.763118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279162" calcext:value-type="float">
            <text:p>1.279162</text:p>
          </table:table-cell>
          <table:table-cell table:number-columns-repeated="4"/>
        </table:table-row>
        <table:table-row table:style-name="ro2">
          <table:table-cell office:value-type="float" office:value="0.025051" calcext:value-type="float">
            <text:p>0.025051</text:p>
          </table:table-cell>
          <table:table-cell office:value-type="float" office:value="1.503588" calcext:value-type="float">
            <text:p>1.503588</text:p>
          </table:table-cell>
          <table:table-cell table:number-columns-repeated="4"/>
        </table:table-row>
        <table:table-row table:style-name="ro2">
          <table:table-cell office:value-type="float" office:value="0.025261" calcext:value-type="float">
            <text:p>0.025261</text:p>
          </table:table-cell>
          <table:table-cell office:value-type="float" office:value="2.229314" calcext:value-type="float">
            <text:p>2.229314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1.419526" calcext:value-type="float">
            <text:p>1.419526</text:p>
          </table:table-cell>
          <table:table-cell table:number-columns-repeated="4"/>
        </table:table-row>
        <table:table-row table:style-name="ro2">
          <table:table-cell office:value-type="float" office:value="0.024322" calcext:value-type="float">
            <text:p>0.024322</text:p>
          </table:table-cell>
          <table:table-cell office:value-type="float" office:value="1.586974" calcext:value-type="float">
            <text:p>1.586974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441661" calcext:value-type="float">
            <text:p>1.441661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227808" calcext:value-type="float">
            <text:p>1.227808</text:p>
          </table:table-cell>
          <table:table-cell table:number-columns-repeated="4"/>
        </table:table-row>
      </table:table>
      <table:table table:name="Buffer 1000" table:style-name="ta1">
        <table:shapes>
          <draw:frame draw:z-index="0" draw:style-name="gr1" draw:text-style-name="P1" svg:width="413.97pt" svg:height="171.18pt" svg:x="466.98pt" svg:y="5.84pt">
            <draw:object draw:notify-on-update-of-ranges="'Buffer 1000'.A1:'Buffer 1000'.A1 'Buffer 1000'.A2:'Buffer 1000'.A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17.86pt" svg:height="181.53pt" svg:x="463.89pt" svg:y="192.84pt">
            <draw:object draw:notify-on-update-of-ranges="'Buffer 1000'.B1:'Buffer 1000'.B1 'Buffer 1000'.B2:'Buffer 1000'.B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Buffer </text:p>
            <text:p>Not Connected</text:p>
          </table:table-cell>
          <table:table-cell office:value-type="string" calcext:value-type="string">
            <text:p>Buffer </text:p>
            <text:p>Connected</text:p>
          </table:table-cell>
          <table:table-cell/>
          <table:table-cell table:style-name="ce1"/>
          <table:table-cell table:style-name="ce1" table:formula="of:=[.A1]" office:value-type="string" office:string-value="Buffer &#10;Not Connected" calcext:value-type="string">
            <text:p>Buffer </text:p>
            <text:p>Not Connected</text:p>
          </table:table-cell>
          <table:table-cell table:style-name="ce1" table:formula="of:=[.B1]" office:value-type="string" office:string-value="Buffer &#10;Connected" calcext:value-type="string">
            <text:p>Buffer </text:p>
            <text:p>Connected</text:p>
          </table:table-cell>
        </table:table-row>
        <table:table-row table:style-name="ro2">
          <table:table-cell table:style-name="Default" office:value-type="float" office:value="0.006459" calcext:value-type="float">
            <text:p>0.006459</text:p>
          </table:table-cell>
          <table:table-cell office:value-type="float" office:value="3.924578" calcext:value-type="float">
            <text:p>3.924578</text:p>
          </table:table-cell>
          <table:table-cell/>
          <table:table-cell office:value-type="string" calcext:value-type="string">
            <text:p>Max dT</text:p>
          </table:table-cell>
          <table:table-cell table:formula="of:=MAX([.A2:.A99])" office:value-type="float" office:value="0.006667" calcext:value-type="float">
            <text:p>0.006667</text:p>
          </table:table-cell>
          <table:table-cell table:formula="of:=MAX([.B2:.B99])" office:value-type="float" office:value="5.000098" calcext:value-type="float">
            <text:p>5.000098</text:p>
          </table:table-cell>
        </table:table-row>
        <table:table-row table:style-name="ro2">
          <table:table-cell table:style-name="Default" office:value-type="float" office:value="0.006459" calcext:value-type="float">
            <text:p>0.006459</text:p>
          </table:table-cell>
          <table:table-cell office:value-type="float" office:value="1.789997" calcext:value-type="float">
            <text:p>1.789997</text:p>
          </table:table-cell>
          <table:table-cell/>
          <table:table-cell office:value-type="string" calcext:value-type="string">
            <text:p>Min dT</text:p>
          </table:table-cell>
          <table:table-cell table:formula="of:=MIN([.A2:.A99])" office:value-type="float" office:value="0.000208" calcext:value-type="float">
            <text:p>0.000208</text:p>
          </table:table-cell>
          <table:table-cell table:formula="of:=MIN([.B2:.B99])" office:value-type="float" office:value="0.875519" calcext:value-type="float">
            <text:p>0.875519</text:p>
          </table:table-cell>
        </table:table-row>
        <table:table-row table:style-name="ro2">
          <table:table-cell table:style-name="Default" office:value-type="float" office:value="0.006406" calcext:value-type="float">
            <text:p>0.006406</text:p>
          </table:table-cell>
          <table:table-cell office:value-type="float" office:value="2.614893" calcext:value-type="float">
            <text:p>2.614893</text:p>
          </table:table-cell>
          <table:table-cell/>
          <table:table-cell office:value-type="string" calcext:value-type="string">
            <text:p>Average dT</text:p>
          </table:table-cell>
          <table:table-cell table:formula="of:=AVERAGE([.A2:.A99])" office:value-type="float" office:value="0.00213862244897959" calcext:value-type="float">
            <text:p>0.00213862244898</text:p>
          </table:table-cell>
          <table:table-cell table:formula="of:=AVERAGE([.B2:.B99])" office:value-type="float" office:value="1.80124230612245" calcext:value-type="float">
            <text:p>1.80124230612245</text:p>
          </table:table-cell>
        </table:table-row>
        <table:table-row table:style-name="ro2">
          <table:table-cell table:style-name="Default" office:value-type="float" office:value="0.006562" calcext:value-type="float">
            <text:p>0.006562</text:p>
          </table:table-cell>
          <table:table-cell office:value-type="float" office:value="1.493071" calcext:value-type="float">
            <text:p>1.493071</text:p>
          </table:table-cell>
          <table:table-cell/>
          <table:table-cell office:value-type="string" calcext:value-type="string">
            <text:p>Std De dT</text:p>
          </table:table-cell>
          <table:table-cell table:formula="of:=STDEV([.A2:.A99])" office:value-type="float" office:value="0.00254083144324766" calcext:value-type="float">
            <text:p>0.002540831443248</text:p>
          </table:table-cell>
          <table:table-cell table:formula="of:=STDEV([.B2:.B99])" office:value-type="float" office:value="0.878916053709134" calcext:value-type="float">
            <text:p>0.878916053709134</text:p>
          </table:table-cell>
        </table:table-row>
        <table:table-row table:style-name="ro2">
          <table:table-cell table:style-name="Default" office:value-type="float" office:value="0.00651" calcext:value-type="float">
            <text:p>0.00651</text:p>
          </table:table-cell>
          <table:table-cell office:value-type="float" office:value="0.97979" calcext:value-type="float">
            <text:p>0.97979</text:p>
          </table:table-cell>
          <table:table-cell/>
          <table:table-cell office:value-type="string" calcext:value-type="string">
            <text:p>Median dT</text:p>
          </table:table-cell>
          <table:table-cell table:formula="of:=MEDIAN([.A2:.A99])" office:value-type="float" office:value="0.000937" calcext:value-type="float">
            <text:p>0.000937</text:p>
          </table:table-cell>
          <table:table-cell table:formula="of:=MEDIAN([.B2:.B99])" office:value-type="float" office:value="1.536664" calcext:value-type="float">
            <text:p>1.536664</text:p>
          </table:table-cell>
        </table:table-row>
        <table:table-row table:style-name="ro2">
          <table:table-cell table:style-name="Default" office:value-type="float" office:value="0.006511" calcext:value-type="float">
            <text:p>0.006511</text:p>
          </table:table-cell>
          <table:table-cell office:value-type="float" office:value="0.926248" calcext:value-type="float">
            <text:p>0.926248</text:p>
          </table:table-cell>
          <table:table-cell/>
          <table:table-cell office:value-type="string" calcext:value-type="string">
            <text:p>Med + 2SD</text:p>
          </table:table-cell>
          <table:table-cell table:formula="of:=[.E6]+2*[.E5]" office:value-type="float" office:value="0.00601866288649533" calcext:value-type="float">
            <text:p>0.006018662886495</text:p>
          </table:table-cell>
          <table:table-cell table:formula="of:=[.F6]+2*[.F5]" office:value-type="float" office:value="3.29449610741827" calcext:value-type="float">
            <text:p>3.29449610741827</text:p>
          </table:table-cell>
        </table:table-row>
        <table:table-row table:style-name="ro2">
          <table:table-cell table:style-name="Default" office:value-type="float" office:value="0.00651" calcext:value-type="float">
            <text:p>0.00651</text:p>
          </table:table-cell>
          <table:table-cell office:value-type="float" office:value="0.926248" calcext:value-type="float">
            <text:p>0.926248</text:p>
          </table:table-cell>
          <table:table-cell/>
          <table:table-cell office:value-type="string" calcext:value-type="string">
            <text:p>Med – 2SD</text:p>
          </table:table-cell>
          <table:table-cell table:formula="of:=[.E6]-2*[.E5]" office:value-type="float" office:value="-0.00414466288649533" calcext:value-type="float">
            <text:p>-0.004144662886495</text:p>
          </table:table-cell>
          <table:table-cell table:formula="of:=[.F6]-2*[.F5]" office:value-type="float" office:value="-0.221168107418268" calcext:value-type="float">
            <text:p>-0.221168107418268</text:p>
          </table:table-cell>
        </table:table-row>
        <table:table-row table:style-name="ro2">
          <table:table-cell table:style-name="Default" office:value-type="float" office:value="0.006458" calcext:value-type="float">
            <text:p>0.006458</text:p>
          </table:table-cell>
          <table:table-cell office:value-type="float" office:value="2.29682" calcext:value-type="float">
            <text:p>2.2968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41953" calcext:value-type="float">
            <text:p>1.41953</text:p>
          </table:table-cell>
          <table:table-cell/>
          <table:table-cell office:value-type="string" calcext:value-type="string">
            <text:p>*time is in milliseconds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586716" calcext:value-type="float">
            <text:p>1.586716</text:p>
          </table:table-cell>
          <table:table-cell/>
          <table:table-cell office:value-type="string" calcext:value-type="string">
            <text:p>Baseline is hidpurejava running without oscilloscope connected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256769" calcext:value-type="float">
            <text:p>1.256769</text:p>
          </table:table-cell>
          <table:table-cell/>
          <table:table-cell office:value-type="string" calcext:value-type="string">
            <text:p>Test is hidpurejava running with oscilloscope connected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392186" calcext:value-type="float">
            <text:p>1.39218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170259" calcext:value-type="float">
            <text:p>1.170259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1.340207" calcext:value-type="float">
            <text:p>1.340207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1.169113" calcext:value-type="float">
            <text:p>1.169113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46" calcext:value-type="float">
            <text:p>0.006146</text:p>
          </table:table-cell>
          <table:table-cell office:value-type="float" office:value="2.216716" calcext:value-type="float">
            <text:p>2.21671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25" calcext:value-type="float">
            <text:p>0.00625</text:p>
          </table:table-cell>
          <table:table-cell office:value-type="float" office:value="1.152864" calcext:value-type="float">
            <text:p>1.15286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25" calcext:value-type="float">
            <text:p>0.00625</text:p>
          </table:table-cell>
          <table:table-cell office:value-type="float" office:value="0.99255" calcext:value-type="float">
            <text:p>0.9925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0.996092" calcext:value-type="float">
            <text:p>0.99609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25" calcext:value-type="float">
            <text:p>0.00625</text:p>
          </table:table-cell>
          <table:table-cell office:value-type="float" office:value="0.995832" calcext:value-type="float">
            <text:p>0.9958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46" calcext:value-type="float">
            <text:p>0.006146</text:p>
          </table:table-cell>
          <table:table-cell office:value-type="float" office:value="1.605935" calcext:value-type="float">
            <text:p>1.60593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1.290675" calcext:value-type="float">
            <text:p>1.29067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5937" calcext:value-type="float">
            <text:p>0.005937</text:p>
          </table:table-cell>
          <table:table-cell office:value-type="float" office:value="4.545203" calcext:value-type="float">
            <text:p>4.545203</text:p>
          </table:table-cell>
          <table:table-cell table:number-columns-repeated="4"/>
        </table:table-row>
        <table:table-row table:style-name="ro2">
          <table:table-cell table:style-name="Default" office:value-type="float" office:value="0.005157" calcext:value-type="float">
            <text:p>0.005157</text:p>
          </table:table-cell>
          <table:table-cell office:value-type="float" office:value="1.813278" calcext:value-type="float">
            <text:p>1.813278</text:p>
          </table:table-cell>
          <table:table-cell table:number-columns-repeated="4"/>
        </table:table-row>
        <table:table-row table:style-name="ro2">
          <table:table-cell table:style-name="Default" office:value-type="float" office:value="0.005104" calcext:value-type="float">
            <text:p>0.005104</text:p>
          </table:table-cell>
          <table:table-cell office:value-type="float" office:value="2.010258" calcext:value-type="float">
            <text:p>2.010258</text:p>
          </table:table-cell>
          <table:table-cell table:number-columns-repeated="4"/>
        </table:table-row>
        <table:table-row table:style-name="ro2">
          <table:table-cell table:style-name="Default" office:value-type="float" office:value="0.003438" calcext:value-type="float">
            <text:p>0.003438</text:p>
          </table:table-cell>
          <table:table-cell office:value-type="float" office:value="1.73229" calcext:value-type="float">
            <text:p>1.73229</text:p>
          </table:table-cell>
          <table:table-cell table:number-columns-repeated="4"/>
        </table:table-row>
        <table:table-row table:style-name="ro2">
          <table:table-cell table:style-name="Default" office:value-type="float" office:value="0.003438" calcext:value-type="float">
            <text:p>0.003438</text:p>
          </table:table-cell>
          <table:table-cell office:value-type="float" office:value="2.111716" calcext:value-type="float">
            <text:p>2.11171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3437" calcext:value-type="float">
            <text:p>0.003437</text:p>
          </table:table-cell>
          <table:table-cell office:value-type="float" office:value="1.740102" calcext:value-type="float">
            <text:p>1.74010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77" calcext:value-type="float">
            <text:p>0.00177</text:p>
          </table:table-cell>
          <table:table-cell office:value-type="float" office:value="2.049476" calcext:value-type="float">
            <text:p>2.04947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719" calcext:value-type="float">
            <text:p>0.001719</text:p>
          </table:table-cell>
          <table:table-cell office:value-type="float" office:value="2.042341" calcext:value-type="float">
            <text:p>2.042341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719" calcext:value-type="float">
            <text:p>0.001719</text:p>
          </table:table-cell>
          <table:table-cell office:value-type="float" office:value="2.042341" calcext:value-type="float">
            <text:p>2.042341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6" calcext:value-type="float">
            <text:p>0.001666</text:p>
          </table:table-cell>
          <table:table-cell office:value-type="float" office:value="4.897077" calcext:value-type="float">
            <text:p>4.897077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7" calcext:value-type="float">
            <text:p>0.001667</text:p>
          </table:table-cell>
          <table:table-cell office:value-type="float" office:value="2.060779" calcext:value-type="float">
            <text:p>2.060779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6" calcext:value-type="float">
            <text:p>0.001666</text:p>
          </table:table-cell>
          <table:table-cell office:value-type="float" office:value="1.939216" calcext:value-type="float">
            <text:p>1.93921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7" calcext:value-type="float">
            <text:p>0.001667</text:p>
          </table:table-cell>
          <table:table-cell office:value-type="float" office:value="1.736821" calcext:value-type="float">
            <text:p>1.736821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7" calcext:value-type="float">
            <text:p>0.001667</text:p>
          </table:table-cell>
          <table:table-cell office:value-type="float" office:value="1.418696" calcext:value-type="float">
            <text:p>1.41869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6" calcext:value-type="float">
            <text:p>0.001666</text:p>
          </table:table-cell>
          <table:table-cell office:value-type="float" office:value="2.424007" calcext:value-type="float">
            <text:p>2.424007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6" calcext:value-type="float">
            <text:p>0.001666</text:p>
          </table:table-cell>
          <table:table-cell office:value-type="float" office:value="1.326353" calcext:value-type="float">
            <text:p>1.326353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7" calcext:value-type="float">
            <text:p>0.001667</text:p>
          </table:table-cell>
          <table:table-cell office:value-type="float" office:value="1.236613" calcext:value-type="float">
            <text:p>1.236613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341508" calcext:value-type="float">
            <text:p>1.341508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290467" calcext:value-type="float">
            <text:p>1.290467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227603" calcext:value-type="float">
            <text:p>1.227603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085103" calcext:value-type="float">
            <text:p>1.085103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521873" calcext:value-type="float">
            <text:p>1.521873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307915" calcext:value-type="float">
            <text:p>1.307915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307915" calcext:value-type="float">
            <text:p>1.307915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3.979942" calcext:value-type="float">
            <text:p>3.979942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1.772498" calcext:value-type="float">
            <text:p>1.772498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2.285518" calcext:value-type="float">
            <text:p>2.285518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5.000098" calcext:value-type="float">
            <text:p>5.000098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1.631508" calcext:value-type="float">
            <text:p>1.631508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550102" calcext:value-type="float">
            <text:p>1.550102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1.546769" calcext:value-type="float">
            <text:p>1.546769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45415" calcext:value-type="float">
            <text:p>1.545415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536664" calcext:value-type="float">
            <text:p>1.536664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36664" calcext:value-type="float">
            <text:p>1.53666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971351" calcext:value-type="float">
            <text:p>2.97135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168176" calcext:value-type="float">
            <text:p>1.168176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129634" calcext:value-type="float">
            <text:p>1.129634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113593" calcext:value-type="float">
            <text:p>1.113593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244946" calcext:value-type="float">
            <text:p>1.24494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235936" calcext:value-type="float">
            <text:p>1.23593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535935" calcext:value-type="float">
            <text:p>1.535935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2.013748" calcext:value-type="float">
            <text:p>2.01374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927497" calcext:value-type="float">
            <text:p>1.927497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941091" calcext:value-type="float">
            <text:p>1.94109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3.00984" calcext:value-type="float">
            <text:p>3.00984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3.00984" calcext:value-type="float">
            <text:p>3.00984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4.816505" calcext:value-type="float">
            <text:p>4.816505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13696" calcext:value-type="float">
            <text:p>1.513696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7932" calcext:value-type="float">
            <text:p>1.57932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513228" calcext:value-type="float">
            <text:p>1.513228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13696" calcext:value-type="float">
            <text:p>1.513696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1.52182" calcext:value-type="float">
            <text:p>1.52182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386404" calcext:value-type="float">
            <text:p>2.38640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113592" calcext:value-type="float">
            <text:p>1.113592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117393" calcext:value-type="float">
            <text:p>2.117393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519634" calcext:value-type="float">
            <text:p>1.51963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592706" calcext:value-type="float">
            <text:p>1.592706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066351" calcext:value-type="float">
            <text:p>2.066351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2.030518" calcext:value-type="float">
            <text:p>2.030518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1.949425" calcext:value-type="float">
            <text:p>1.949425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660882" calcext:value-type="float">
            <text:p>2.660882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766924" calcext:value-type="float">
            <text:p>2.766924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3.337287" calcext:value-type="float">
            <text:p>3.337287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545415" calcext:value-type="float">
            <text:p>1.545415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0.875519" calcext:value-type="float">
            <text:p>0.875519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0.875519" calcext:value-type="float">
            <text:p>0.875519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0.89177" calcext:value-type="float">
            <text:p>0.89177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038" calcext:value-type="float">
            <text:p>1.503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48531" calcext:value-type="float">
            <text:p>1.4853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48531" calcext:value-type="float">
            <text:p>1.48531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0.889426" calcext:value-type="float">
            <text:p>0.88942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0.889426" calcext:value-type="float">
            <text:p>0.889426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364634" calcext:value-type="float">
            <text:p>1.36463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102081" calcext:value-type="float">
            <text:p>1.102081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245051" calcext:value-type="float">
            <text:p>1.24505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936299" calcext:value-type="float">
            <text:p>1.936299</text:p>
          </table:table-cell>
          <table:table-cell table:number-columns-repeated="4"/>
        </table:table-row>
        <table:table-row table:style-name="ro2">
          <table:table-cell table:number-columns-repeated="6"/>
        </table:table-row>
      </table:table>
      <table:table table:name="Buffer 10000" table:style-name="ta1">
        <table:shapes>
          <draw:frame draw:z-index="0" draw:style-name="gr1" draw:text-style-name="P1" svg:width="373.12pt" svg:height="181.53pt" svg:x="517.97pt" svg:y="3pt">
            <draw:object draw:notify-on-update-of-ranges="'Buffer 10000'.A1:'Buffer 10000'.A1 'Buffer 10000'.A2:'Buffer 10000'.A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79.33pt" svg:height="166.48pt" svg:x="513.3pt" svg:y="185.3pt">
            <draw:object draw:notify-on-update-of-ranges="'Buffer 10000'.B1:'Buffer 10000'.B1 'Buffer 10000'.B2:'Buffer 10000'.B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ce3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Buffer </text:p>
            <text:p>Not Connected</text:p>
          </table:table-cell>
          <table:table-cell office:value-type="string" calcext:value-type="string">
            <text:p>Buffer </text:p>
            <text:p>Connected</text:p>
          </table:table-cell>
          <table:table-cell/>
          <table:table-cell table:style-name="ce1"/>
          <table:table-cell table:style-name="ce1" table:formula="of:=[.A1]" office:value-type="string" office:string-value="Buffer &#10;Not Connected" calcext:value-type="string">
            <text:p>Buffer </text:p>
            <text:p>Not Connected</text:p>
          </table:table-cell>
          <table:table-cell table:style-name="ce1" table:formula="of:=[.B1]" office:value-type="string" office:string-value="Buffer &#10;Connected" calcext:value-type="string">
            <text:p>Buffer </text:p>
            <text:p>Connected</text:p>
          </table:table-cell>
        </table:table-row>
        <table:table-row table:style-name="ro2">
          <table:table-cell table:style-name="Default" office:value-type="float" office:value="0.006459" calcext:value-type="float">
            <text:p>0.006459</text:p>
          </table:table-cell>
          <table:table-cell office:value-type="float" office:value="1.275788" calcext:value-type="float">
            <text:p>1.275788</text:p>
          </table:table-cell>
          <table:table-cell/>
          <table:table-cell office:value-type="string" calcext:value-type="string">
            <text:p>Max dT</text:p>
          </table:table-cell>
          <table:table-cell table:formula="of:=MAX([.A2:.A99])" office:value-type="float" office:value="0.007188" calcext:value-type="float">
            <text:p>0.007188</text:p>
          </table:table-cell>
          <table:table-cell table:formula="of:=MAX([.B2:.B99])" office:value-type="float" office:value="13.476059" calcext:value-type="float">
            <text:p>13.476059</text:p>
          </table:table-cell>
        </table:table-row>
        <table:table-row table:style-name="ro2">
          <table:table-cell table:style-name="Default" office:value-type="float" office:value="0.006458" calcext:value-type="float">
            <text:p>0.006458</text:p>
          </table:table-cell>
          <table:table-cell office:value-type="float" office:value="1.275788" calcext:value-type="float">
            <text:p>1.275788</text:p>
          </table:table-cell>
          <table:table-cell/>
          <table:table-cell office:value-type="string" calcext:value-type="string">
            <text:p>Min dT</text:p>
          </table:table-cell>
          <table:table-cell table:formula="of:=MIN([.A2:.A99])" office:value-type="float" office:value="0.000208" calcext:value-type="float">
            <text:p>0.000208</text:p>
          </table:table-cell>
          <table:table-cell table:formula="of:=MIN([.B2:.B99])" office:value-type="float" office:value="0.796879" calcext:value-type="float">
            <text:p>0.796879</text:p>
          </table:table-cell>
        </table:table-row>
        <table:table-row table:style-name="ro2">
          <table:table-cell table:style-name="Default" office:value-type="float" office:value="0.00651" calcext:value-type="float">
            <text:p>0.00651</text:p>
          </table:table-cell>
          <table:table-cell office:value-type="float" office:value="2.698035" calcext:value-type="float">
            <text:p>2.698035</text:p>
          </table:table-cell>
          <table:table-cell/>
          <table:table-cell office:value-type="string" calcext:value-type="string">
            <text:p>Average dT</text:p>
          </table:table-cell>
          <table:table-cell table:formula="of:=AVERAGE([.A2:.A99])" office:value-type="float" office:value="0.00231134693877551" calcext:value-type="float">
            <text:p>0.002311346938776</text:p>
          </table:table-cell>
          <table:table-cell table:formula="of:=AVERAGE([.B2:.B99])" office:value-type="float" office:value="2.04330507142857" calcext:value-type="float">
            <text:p>2.04330507142857</text:p>
          </table:table-cell>
        </table:table-row>
        <table:table-row table:style-name="ro2">
          <table:table-cell table:style-name="Default" office:value-type="float" office:value="0.006562" calcext:value-type="float">
            <text:p>0.006562</text:p>
          </table:table-cell>
          <table:table-cell office:value-type="float" office:value="1.143912" calcext:value-type="float">
            <text:p>1.143912</text:p>
          </table:table-cell>
          <table:table-cell/>
          <table:table-cell office:value-type="string" calcext:value-type="string">
            <text:p>Std De dT</text:p>
          </table:table-cell>
          <table:table-cell table:formula="of:=STDEV([.A2:.A99])" office:value-type="float" office:value="0.0027200932446951" calcext:value-type="float">
            <text:p>0.002720093244695</text:p>
          </table:table-cell>
          <table:table-cell table:formula="of:=STDEV([.B2:.B99])" office:value-type="float" office:value="2.02107329656283" calcext:value-type="float">
            <text:p>2.02107329656283</text:p>
          </table:table-cell>
        </table:table-row>
        <table:table-row table:style-name="ro2">
          <table:table-cell table:style-name="Default" office:value-type="float" office:value="0.006563" calcext:value-type="float">
            <text:p>0.006563</text:p>
          </table:table-cell>
          <table:table-cell office:value-type="float" office:value="0.991516" calcext:value-type="float">
            <text:p>0.991516</text:p>
          </table:table-cell>
          <table:table-cell/>
          <table:table-cell office:value-type="string" calcext:value-type="string">
            <text:p>Median dT</text:p>
          </table:table-cell>
          <table:table-cell table:formula="of:=MEDIAN([.A2:.A99])" office:value-type="float" office:value="0.0003645" calcext:value-type="float">
            <text:p>0.0003645</text:p>
          </table:table-cell>
          <table:table-cell table:formula="of:=MEDIAN([.B2:.B99])" office:value-type="float" office:value="1.279642" calcext:value-type="float">
            <text:p>1.279642</text:p>
          </table:table-cell>
        </table:table-row>
        <table:table-row table:style-name="ro2">
          <table:table-cell table:style-name="Default" office:value-type="float" office:value="0.00651" calcext:value-type="float">
            <text:p>0.00651</text:p>
          </table:table-cell>
          <table:table-cell office:value-type="float" office:value="1.017193" calcext:value-type="float">
            <text:p>1.017193</text:p>
          </table:table-cell>
          <table:table-cell/>
          <table:table-cell office:value-type="string" calcext:value-type="string">
            <text:p>Med + 2SD</text:p>
          </table:table-cell>
          <table:table-cell table:formula="of:=[.E6]+2*[.E5]" office:value-type="float" office:value="0.00580468648939019" calcext:value-type="float">
            <text:p>0.00580468648939</text:p>
          </table:table-cell>
          <table:table-cell table:formula="of:=[.F6]+2*[.F5]" office:value-type="float" office:value="5.32178859312565" calcext:value-type="float">
            <text:p>5.32178859312565</text:p>
          </table:table-cell>
        </table:table-row>
        <table:table-row table:style-name="ro2">
          <table:table-cell table:style-name="Default" office:value-type="float" office:value="0.006511" calcext:value-type="float">
            <text:p>0.006511</text:p>
          </table:table-cell>
          <table:table-cell office:value-type="float" office:value="0.869015" calcext:value-type="float">
            <text:p>0.869015</text:p>
          </table:table-cell>
          <table:table-cell/>
          <table:table-cell office:value-type="string" calcext:value-type="string">
            <text:p>Med – 2SD</text:p>
          </table:table-cell>
          <table:table-cell table:formula="of:=[.E6]-2*[.E5]" office:value-type="float" office:value="-0.00507568648939019" calcext:value-type="float">
            <text:p>-0.00507568648939</text:p>
          </table:table-cell>
          <table:table-cell table:formula="of:=[.F6]-2*[.F5]" office:value-type="float" office:value="-2.76250459312565" calcext:value-type="float">
            <text:p>-2.76250459312565</text:p>
          </table:table-cell>
        </table:table-row>
        <table:table-row table:style-name="ro2">
          <table:table-cell table:style-name="Default" office:value-type="float" office:value="0.006563" calcext:value-type="float">
            <text:p>0.006563</text:p>
          </table:table-cell>
          <table:table-cell office:value-type="float" office:value="1.014432" calcext:value-type="float">
            <text:p>1.0144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823" calcext:value-type="float">
            <text:p>0.006823</text:p>
          </table:table-cell>
          <table:table-cell office:value-type="float" office:value="1.380997" calcext:value-type="float">
            <text:p>1.380997</text:p>
          </table:table-cell>
          <table:table-cell/>
          <table:table-cell office:value-type="string" calcext:value-type="string">
            <text:p>*time is in milliseconds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77" calcext:value-type="float">
            <text:p>0.00677</text:p>
          </table:table-cell>
          <table:table-cell office:value-type="float" office:value="0.969536" calcext:value-type="float">
            <text:p>0.969536</text:p>
          </table:table-cell>
          <table:table-cell/>
          <table:table-cell office:value-type="string" calcext:value-type="string">
            <text:p>Baseline is hidpurejava running without oscilloscope connected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771" calcext:value-type="float">
            <text:p>0.006771</text:p>
          </table:table-cell>
          <table:table-cell office:value-type="float" office:value="2.507722" calcext:value-type="float">
            <text:p>2.507722</text:p>
          </table:table-cell>
          <table:table-cell/>
          <table:table-cell office:value-type="string" calcext:value-type="string">
            <text:p>Test is hidpurejava running with oscilloscope connected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718" calcext:value-type="float">
            <text:p>0.006718</text:p>
          </table:table-cell>
          <table:table-cell office:value-type="float" office:value="1.248912" calcext:value-type="float">
            <text:p>1.24891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875" calcext:value-type="float">
            <text:p>0.006875</text:p>
          </table:table-cell>
          <table:table-cell office:value-type="float" office:value="1.123964" calcext:value-type="float">
            <text:p>1.12396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02" calcext:value-type="float">
            <text:p>0.006302</text:p>
          </table:table-cell>
          <table:table-cell office:value-type="float" office:value="0.922766" calcext:value-type="float">
            <text:p>0.92276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25" calcext:value-type="float">
            <text:p>0.00625</text:p>
          </table:table-cell>
          <table:table-cell office:value-type="float" office:value="1.612091" calcext:value-type="float">
            <text:p>1.612091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02" calcext:value-type="float">
            <text:p>0.006302</text:p>
          </table:table-cell>
          <table:table-cell office:value-type="float" office:value="1.477873" calcext:value-type="float">
            <text:p>1.477873</text:p>
          </table:table-cell>
          <table:table-cell table:number-columns-repeated="4"/>
        </table:table-row>
        <table:table-row table:style-name="ro2">
          <table:table-cell table:style-name="Default" office:value-type="float" office:value="0.007188" calcext:value-type="float">
            <text:p>0.007188</text:p>
          </table:table-cell>
          <table:table-cell office:value-type="float" office:value="1.152193" calcext:value-type="float">
            <text:p>1.152193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1.50657" calcext:value-type="float">
            <text:p>1.50657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02" calcext:value-type="float">
            <text:p>0.006302</text:p>
          </table:table-cell>
          <table:table-cell office:value-type="float" office:value="1.279642" calcext:value-type="float">
            <text:p>1.27964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1.279642" calcext:value-type="float">
            <text:p>1.27964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1.279642" calcext:value-type="float">
            <text:p>1.27964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3.75304" calcext:value-type="float">
            <text:p>3.7530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02" calcext:value-type="float">
            <text:p>0.006302</text:p>
          </table:table-cell>
          <table:table-cell office:value-type="float" office:value="1.961364" calcext:value-type="float">
            <text:p>1.96136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1.604436" calcext:value-type="float">
            <text:p>1.60443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46" calcext:value-type="float">
            <text:p>0.006146</text:p>
          </table:table-cell>
          <table:table-cell office:value-type="float" office:value="1.05636" calcext:value-type="float">
            <text:p>1.0563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1.05636" calcext:value-type="float">
            <text:p>1.0563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526" calcext:value-type="float">
            <text:p>0.00526</text:p>
          </table:table-cell>
          <table:table-cell office:value-type="float" office:value="1.05636" calcext:value-type="float">
            <text:p>1.0563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4688" calcext:value-type="float">
            <text:p>0.004688</text:p>
          </table:table-cell>
          <table:table-cell office:value-type="float" office:value="5.058932" calcext:value-type="float">
            <text:p>5.0589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4843" calcext:value-type="float">
            <text:p>0.004843</text:p>
          </table:table-cell>
          <table:table-cell office:value-type="float" office:value="5.058932" calcext:value-type="float">
            <text:p>5.0589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3073" calcext:value-type="float">
            <text:p>0.003073</text:p>
          </table:table-cell>
          <table:table-cell office:value-type="float" office:value="5.058932" calcext:value-type="float">
            <text:p>5.0589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17" calcext:value-type="float">
            <text:p>0.002917</text:p>
          </table:table-cell>
          <table:table-cell office:value-type="float" office:value="5.058932" calcext:value-type="float">
            <text:p>5.0589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68" calcext:value-type="float">
            <text:p>0.002968</text:p>
          </table:table-cell>
          <table:table-cell office:value-type="float" office:value="9.726196" calcext:value-type="float">
            <text:p>9.72619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69" calcext:value-type="float">
            <text:p>0.002969</text:p>
          </table:table-cell>
          <table:table-cell office:value-type="float" office:value="0.870265" calcext:value-type="float">
            <text:p>0.87026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17" calcext:value-type="float">
            <text:p>0.002917</text:p>
          </table:table-cell>
          <table:table-cell office:value-type="float" office:value="0.870265" calcext:value-type="float">
            <text:p>0.87026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17" calcext:value-type="float">
            <text:p>0.002917</text:p>
          </table:table-cell>
          <table:table-cell office:value-type="float" office:value="0.987974" calcext:value-type="float">
            <text:p>0.987974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0.869849" calcext:value-type="float">
            <text:p>0.869849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648862" calcext:value-type="float">
            <text:p>1.648862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0.989432" calcext:value-type="float">
            <text:p>0.989432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89" calcext:value-type="float">
            <text:p>9.89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89" calcext:value-type="float">
            <text:p>9.89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875" calcext:value-type="float">
            <text:p>0.001875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146" calcext:value-type="float">
            <text:p>0.001146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089537" calcext:value-type="float">
            <text:p>1.089537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005474" calcext:value-type="float">
            <text:p>1.00547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006463" calcext:value-type="float">
            <text:p>1.006463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130006" calcext:value-type="float">
            <text:p>1.130006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112819" calcext:value-type="float">
            <text:p>1.112819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624748" calcext:value-type="float">
            <text:p>1.62474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882718" calcext:value-type="float">
            <text:p>1.882718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361517" calcext:value-type="float">
            <text:p>1.361517</text:p>
          </table:table-cell>
          <table:table-cell table:number-columns-repeated="4"/>
        </table:table-row>
        <table:table-row table:style-name="ro2">
          <table:table-cell office:value-type="float" office:value="0.000313" calcext:value-type="float">
            <text:p>3.13E-04</text:p>
          </table:table-cell>
          <table:table-cell office:value-type="float" office:value="1.426674" calcext:value-type="float">
            <text:p>1.42667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426674" calcext:value-type="float">
            <text:p>1.426674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426674" calcext:value-type="float">
            <text:p>1.42667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0.228282" calcext:value-type="float">
            <text:p>10.228282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2.880067" calcext:value-type="float">
            <text:p>2.880067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260012" calcext:value-type="float">
            <text:p>2.260012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886728" calcext:value-type="float">
            <text:p>1.886728</text:p>
          </table:table-cell>
          <table:table-cell table:number-columns-repeated="4"/>
        </table:table-row>
        <table:table-row table:style-name="ro2">
          <table:table-cell office:value-type="float" office:value="0.000365" calcext:value-type="float">
            <text:p>3.65E-04</text:p>
          </table:table-cell>
          <table:table-cell office:value-type="float" office:value="1.852978" calcext:value-type="float">
            <text:p>1.85297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817822" calcext:value-type="float">
            <text:p>1.817822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868448" calcext:value-type="float">
            <text:p>1.86844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95876" calcext:value-type="float">
            <text:p>1.95876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4.422523" calcext:value-type="float">
            <text:p>4.422523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799493" calcext:value-type="float">
            <text:p>2.799493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2.433398" calcext:value-type="float">
            <text:p>2.433398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3.071995" calcext:value-type="float">
            <text:p>3.071995</text:p>
          </table:table-cell>
          <table:table-cell table:number-columns-repeated="4"/>
        </table:table-row>
        <table:table-row table:style-name="ro2">
          <table:table-cell office:value-type="float" office:value="0.000312" calcext:value-type="float">
            <text:p>3.12E-04</text:p>
          </table:table-cell>
          <table:table-cell office:value-type="float" office:value="2.81715" calcext:value-type="float">
            <text:p>2.81715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87163" calcext:value-type="float">
            <text:p>2.87163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354647" calcext:value-type="float">
            <text:p>2.354647</text:p>
          </table:table-cell>
          <table:table-cell table:number-columns-repeated="4"/>
        </table:table-row>
        <table:table-row table:style-name="ro2">
          <table:table-cell office:value-type="float" office:value="0.000312" calcext:value-type="float">
            <text:p>3.12E-04</text:p>
          </table:table-cell>
          <table:table-cell office:value-type="float" office:value="0.908911" calcext:value-type="float">
            <text:p>0.908911</text:p>
          </table:table-cell>
          <table:table-cell table:number-columns-repeated="4"/>
        </table:table-row>
        <table:table-row table:style-name="ro2">
          <table:table-cell office:value-type="float" office:value="0.000312" calcext:value-type="float">
            <text:p>3.12E-04</text:p>
          </table:table-cell>
          <table:table-cell office:value-type="float" office:value="1.355216" calcext:value-type="float">
            <text:p>1.35521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868655" calcext:value-type="float">
            <text:p>1.868655</text:p>
          </table:table-cell>
          <table:table-cell table:number-columns-repeated="4"/>
        </table:table-row>
        <table:table-row table:style-name="ro2">
          <table:table-cell office:value-type="float" office:value="0.000364" calcext:value-type="float">
            <text:p>3.64E-04</text:p>
          </table:table-cell>
          <table:table-cell office:value-type="float" office:value="0.949484" calcext:value-type="float">
            <text:p>0.949484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1.276361" calcext:value-type="float">
            <text:p>1.27636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294127" calcext:value-type="float">
            <text:p>2.294127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2.294127" calcext:value-type="float">
            <text:p>2.294127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2.294127" calcext:value-type="float">
            <text:p>2.294127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7.694779" calcext:value-type="float">
            <text:p>7.694779</text:p>
          </table:table-cell>
          <table:table-cell table:number-columns-repeated="4"/>
        </table:table-row>
        <table:table-row table:style-name="ro2">
          <table:table-cell office:value-type="float" office:value="0.000365" calcext:value-type="float">
            <text:p>3.65E-04</text:p>
          </table:table-cell>
          <table:table-cell office:value-type="float" office:value="3.59731" calcext:value-type="float">
            <text:p>3.59731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2.759963" calcext:value-type="float">
            <text:p>2.759963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712977" calcext:value-type="float">
            <text:p>1.712977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144595" calcext:value-type="float">
            <text:p>2.144595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0.796879" calcext:value-type="float">
            <text:p>0.796879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0.845578" calcext:value-type="float">
            <text:p>0.845578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0.920005" calcext:value-type="float">
            <text:p>0.920005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0.854796" calcext:value-type="float">
            <text:p>0.85479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016932" calcext:value-type="float">
            <text:p>1.016932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0.912921" calcext:value-type="float">
            <text:p>0.912921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0.912921" calcext:value-type="float">
            <text:p>0.91292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0.912921" calcext:value-type="float">
            <text:p>0.912921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0.912921" calcext:value-type="float">
            <text:p>0.912921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3.476059" calcext:value-type="float">
            <text:p>13.476059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0.864171" calcext:value-type="float">
            <text:p>0.864171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001463" calcext:value-type="float">
            <text:p>1.001463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146829" calcext:value-type="float">
            <text:p>1.146829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0.863234" calcext:value-type="float">
            <text:p>0.863234</text:p>
          </table:table-cell>
          <table:table-cell table:number-columns-repeated="4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1:44:48.015030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3:09:58.317889505</meta:creation-date>
    <dc:date>2022-05-27T11:54:59.712921114</dc:date>
    <meta:editing-duration>PT57M34S</meta:editing-duration>
    <meta:editing-cycles>18</meta:editing-cycles>
    <meta:generator>LibreOffice/6.1.5.2$Linux_ARM_EABI LibreOffice_project/10$Build-2</meta:generator>
    <meta:document-statistic meta:table-count="3" meta:cell-count="194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66cm" svg:height="6.349cm" xlink:href=".." xlink:type="simple" chart:class="chart:line" chart:style-name="ch1">
        <chart:legend chart:legend-position="end" svg:x="11.238cm" svg:y="2.676cm" style:legend-expansion="high" chart:style-name="ch2"/>
        <chart:plot-area chart:style-name="ch3" table:cell-range-address="Sheet1.B1:Sheet1.B735" chart:data-source-has-labels="row" svg:x="0.275cm" svg:y="0.126cm" svg:width="10.688cm" svg:height="6.097cm">
          <chartooo:coordinate-region svg:x="0.896cm" svg:y="0.247cm" svg:width="10.067cm" svg:height="4.9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35" chart:label-cell-address="Sheet1.B1:Sheet1.B1" chart:class="chart:line">
            <chart:data-point chart:repeated="7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D Scope 
(Test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23481">
                <text:p>2.123481</text:p>
                <draw:g>
                  <svg:desc>Sheet1.B2:Sheet1.B7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13683">
                <text:p>3.913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5098">
                <text:p>1.695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74421">
                <text:p>1.774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122">
                <text:p>0.823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57544">
                <text:p>1.95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87756">
                <text:p>1.187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3956">
                <text:p>0.773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4682">
                <text:p>1.254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4581">
                <text:p>0.734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0308">
                <text:p>1.210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8851">
                <text:p>0.768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4267">
                <text:p>0.994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4893">
                <text:p>0.944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6663">
                <text:p>0.816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4685">
                <text:p>0.764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1195">
                <text:p>0.711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2705">
                <text:p>0.892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9268">
                <text:p>0.729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37">
                <text:p>0.694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458">
                <text:p>0.79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1716">
                <text:p>0.84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411">
                <text:p>1.07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0154">
                <text:p>0.840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48276">
                <text:p>1.248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7548">
                <text:p>1.137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01454">
                <text:p>1.101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59944">
                <text:p>1.159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8172">
                <text:p>1.338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8328">
                <text:p>1.268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2807">
                <text:p>1.492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23433">
                <text:p>1.323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713">
                <text:p>1.33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30933">
                <text:p>1.230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51975">
                <text:p>1.051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04139">
                <text:p>7.304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5101">
                <text:p>0.805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9372">
                <text:p>0.799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906">
                <text:p>0.70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0206">
                <text:p>0.700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9424">
                <text:p>0.879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33325">
                <text:p>2.233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73851">
                <text:p>0.773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0206">
                <text:p>0.670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06247">
                <text:p>0.806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8121">
                <text:p>0.898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9007">
                <text:p>1.019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84319">
                <text:p>0.884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64261">
                <text:p>2.564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20516">
                <text:p>1.320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0257">
                <text:p>0.970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1452">
                <text:p>1.611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9786">
                <text:p>1.629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31193">
                <text:p>1.231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1299">
                <text:p>0.9212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58589">
                <text:p>1.158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7393">
                <text:p>0.897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1091">
                <text:p>0.721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083">
                <text:p>0.68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9686">
                <text:p>0.619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4424">
                <text:p>0.644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9945">
                <text:p>0.729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0467">
                <text:p>0.620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5466">
                <text:p>0.645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2081">
                <text:p>0.7320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1768">
                <text:p>0.6217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6039">
                <text:p>0.646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2029">
                <text:p>0.732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2914">
                <text:p>0.6629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45987">
                <text:p>0.6459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2758">
                <text:p>0.692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7081">
                <text:p>0.627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8748">
                <text:p>0.638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6299">
                <text:p>0.736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6768">
                <text:p>0.616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3227">
                <text:p>0.643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7081">
                <text:p>0.7370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4841">
                <text:p>0.634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8695">
                <text:p>0.778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5883">
                <text:p>0.7358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2496">
                <text:p>0.972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2809">
                <text:p>0.882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43694">
                <text:p>1.043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5517">
                <text:p>0.975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5984">
                <text:p>1.15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65152">
                <text:p>1.065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09995">
                <text:p>1.409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18485">
                <text:p>1.2184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47547">
                <text:p>1.247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5051">
                <text:p>2.950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6557">
                <text:p>1.336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13277">
                <text:p>1.113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9476">
                <text:p>0.879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2088">
                <text:p>1.520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89372">
                <text:p>0.789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14372">
                <text:p>0.7143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09112">
                <text:p>0.709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1351">
                <text:p>0.881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17862">
                <text:p>0.617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9581">
                <text:p>0.6095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7497">
                <text:p>0.897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8382">
                <text:p>0.7383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0363">
                <text:p>0.610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0674">
                <text:p>0.770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5935">
                <text:p>0.7359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42914">
                <text:p>0.642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7706">
                <text:p>0.6177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208">
                <text:p>0.742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0831">
                <text:p>0.620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40988">
                <text:p>0.640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46038">
                <text:p>0.746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13384">
                <text:p>0.6133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42549">
                <text:p>0.642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4268">
                <text:p>0.734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37705">
                <text:p>0.937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04996">
                <text:p>1.1049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46141">
                <text:p>1.1461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72913">
                <text:p>0.972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8433">
                <text:p>1.2684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4371">
                <text:p>1.2043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687">
                <text:p>1.216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25255">
                <text:p>1.425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49579">
                <text:p>1.0495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16454">
                <text:p>1.2164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8953">
                <text:p>1.3489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89422">
                <text:p>1.3894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4214">
                <text:p>1.3642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20413">
                <text:p>1.0204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5777">
                <text:p>0.965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0726">
                <text:p>0.8107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50622">
                <text:p>0.850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08591">
                <text:p>0.708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5727">
                <text:p>0.6557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2758">
                <text:p>0.6127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9841">
                <text:p>0.7298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8071">
                <text:p>0.6180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49008">
                <text:p>0.649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30622">
                <text:p>0.7306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22289">
                <text:p>0.6222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45883">
                <text:p>0.6458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32445">
                <text:p>0.7324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23904">
                <text:p>0.6239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42915">
                <text:p>0.6429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3208">
                <text:p>0.732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23175">
                <text:p>0.623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44112">
                <text:p>0.644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3383">
                <text:p>0.7333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54216">
                <text:p>0.6542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2133">
                <text:p>0.6221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28747">
                <text:p>0.7287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755">
                <text:p>0.677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5361">
                <text:p>0.9053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0413">
                <text:p>0.910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95466">
                <text:p>0.8954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8642">
                <text:p>0.8686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72496">
                <text:p>1.0724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60881">
                <text:p>1.160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32287">
                <text:p>1.2322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88069">
                <text:p>1.088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37444">
                <text:p>1.0374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01865">
                <text:p>2.7018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61558">
                <text:p>1.161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35881">
                <text:p>1.1358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02339">
                <text:p>1.4023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60881">
                <text:p>0.9608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02914">
                <text:p>0.8029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8591">
                <text:p>0.7785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51247">
                <text:p>0.7512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682">
                <text:p>0.70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94632">
                <text:p>0.8946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29112">
                <text:p>0.729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17602">
                <text:p>0.6176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7083">
                <text:p>0.770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5414">
                <text:p>0.7354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20883">
                <text:p>0.6208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4229">
                <text:p>0.64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5986">
                <text:p>0.735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25988">
                <text:p>0.6259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9008">
                <text:p>0.639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4268">
                <text:p>0.734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54112">
                <text:p>0.654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39477">
                <text:p>0.6394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07028">
                <text:p>0.7070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46091">
                <text:p>0.6460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33383">
                <text:p>0.7333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2341">
                <text:p>0.6723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15518">
                <text:p>0.8155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2237">
                <text:p>0.7722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14683">
                <text:p>1.1146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40934">
                <text:p>0.9409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638011">
                <text:p>2.6380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11713">
                <text:p>1.3117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27809">
                <text:p>1.0278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9369">
                <text:p>2.09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66244">
                <text:p>1.5662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6937">
                <text:p>1.469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72339">
                <text:p>1.172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0257">
                <text:p>0.8702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3695">
                <text:p>0.8636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87601">
                <text:p>0.6876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12602">
                <text:p>0.6126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49164">
                <text:p>0.649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17549">
                <text:p>0.8175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60882">
                <text:p>0.960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609">
                <text:p>0.976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12649">
                <text:p>2.0126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87496">
                <text:p>0.9874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37648">
                <text:p>2.1376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46404">
                <text:p>0.8464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56039">
                <text:p>0.6560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6976">
                <text:p>0.7269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17498">
                <text:p>0.6174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52758">
                <text:p>0.6527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25101">
                <text:p>0.725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83644">
                <text:p>0.6836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501">
                <text:p>1.05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7083">
                <text:p>0.870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3069">
                <text:p>0.9930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73689">
                <text:p>2.2736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67336">
                <text:p>2.2673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746708">
                <text:p>2.7467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058013">
                <text:p>2.0580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61557">
                <text:p>1.5615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20776">
                <text:p>1.4207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83484">
                <text:p>1.2834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2333">
                <text:p>0.82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91764">
                <text:p>1.9917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113586">
                <text:p>2.1135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4036">
                <text:p>1.040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32133">
                <text:p>0.8321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4281">
                <text:p>0.642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96347">
                <text:p>1.8963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31611">
                <text:p>0.7316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23383">
                <text:p>0.7233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15362">
                <text:p>0.6153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52185">
                <text:p>0.6521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27446">
                <text:p>0.7274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23904">
                <text:p>0.6239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5057">
                <text:p>0.650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26247">
                <text:p>0.7262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91248">
                <text:p>0.691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65048">
                <text:p>0.9650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9057">
                <text:p>0.890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6611">
                <text:p>0.9766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81871">
                <text:p>0.8818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69631">
                <text:p>1.1696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77703">
                <text:p>1.5777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13894">
                <text:p>3.1138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517066">
                <text:p>4.5170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70256">
                <text:p>1.2702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28588">
                <text:p>1.528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77653">
                <text:p>0.8776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74423">
                <text:p>1.0744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6559">
                <text:p>1.006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00829">
                <text:p>1.0008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13955">
                <text:p>0.9139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42964">
                <text:p>1.2429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14112">
                <text:p>0.7141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7932">
                <text:p>0.879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1833">
                <text:p>0.718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26456">
                <text:p>0.6264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49842">
                <text:p>0.6498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2083">
                <text:p>0.720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13852">
                <text:p>0.6138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07602">
                <text:p>0.7076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54527">
                <text:p>0.9545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139732">
                <text:p>2.1397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73278">
                <text:p>0.7732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75616">
                <text:p>2.4756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09475">
                <text:p>1.1094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51037">
                <text:p>1.2510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191394">
                <text:p>3.1913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505251">
                <text:p>2.5052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94316">
                <text:p>1.7943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98847">
                <text:p>1.8988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89369">
                <text:p>1.6893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43745">
                <text:p>1.1437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14996">
                <text:p>1.1149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1247">
                <text:p>0.9712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64214">
                <text:p>1.1642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006663">
                <text:p>1.0066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45829">
                <text:p>1.0458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2812">
                <text:p>1.428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31037">
                <text:p>1.1310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234683">
                <text:p>1.2346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1194">
                <text:p>0.971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329315">
                <text:p>2.3293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46037">
                <text:p>1.0460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287544">
                <text:p>2.2875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84422">
                <text:p>1.1844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81871">
                <text:p>1.0818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847333">
                <text:p>2.847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767907">
                <text:p>2.7679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588531">
                <text:p>2.588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244523">
                <text:p>2.2445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12753">
                <text:p>1.9127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87861">
                <text:p>1.0878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37601">
                <text:p>0.7376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9807">
                <text:p>0.898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0205">
                <text:p>0.8502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11819">
                <text:p>1.0118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54632">
                <text:p>0.8546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00882">
                <text:p>1.0008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77392">
                <text:p>0.8773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36196">
                <text:p>0.7361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77965">
                <text:p>0.7779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47913">
                <text:p>0.9479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11507">
                <text:p>0.911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038">
                <text:p>0.70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49633">
                <text:p>0.6496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5781">
                <text:p>0.757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1057">
                <text:p>0.710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8583">
                <text:p>0.885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42237">
                <text:p>0.6422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78795">
                <text:p>1.9787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93641">
                <text:p>1.1936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30935">
                <text:p>0.7309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92653">
                <text:p>0.7926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356661">
                <text:p>1.3566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192596">
                <text:p>2.1925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14343">
                <text:p>2.143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79779">
                <text:p>3.2797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436349">
                <text:p>1.4363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84786">
                <text:p>1.4847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5109">
                <text:p>0.851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2682">
                <text:p>0.826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48018">
                <text:p>0.7480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685563">
                <text:p>2.6855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99477">
                <text:p>0.6994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50255">
                <text:p>1.3502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72445">
                <text:p>0.772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06193">
                <text:p>1.206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87966">
                <text:p>0.7879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81244">
                <text:p>1.4812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90466">
                <text:p>0.790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61351">
                <text:p>0.861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05779">
                <text:p>0.7057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7758">
                <text:p>0.6077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4477">
                <text:p>0.6644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21976">
                <text:p>0.7219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13279">
                <text:p>0.6132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8122">
                <text:p>0.6881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64268">
                <text:p>0.7642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77757">
                <text:p>1.0777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385">
                <text:p>0.973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214527">
                <text:p>1.2145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5385">
                <text:p>1.153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261453">
                <text:p>1.2614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63277">
                <text:p>1.0632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17549">
                <text:p>1.0175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12705">
                <text:p>0.9127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356189">
                <text:p>2.3561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88119">
                <text:p>1.4881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29109">
                <text:p>1.4291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265204">
                <text:p>1.2652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4057">
                <text:p>0.74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21195">
                <text:p>0.6211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33435">
                <text:p>0.7334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61195">
                <text:p>0.6611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862129">
                <text:p>1.8621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45362">
                <text:p>0.7453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8851">
                <text:p>0.7288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7755">
                <text:p>0.677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0413">
                <text:p>0.730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17914">
                <text:p>0.7179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84372">
                <text:p>0.8843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27966">
                <text:p>0.6279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11092">
                <text:p>0.6110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85152">
                <text:p>0.9851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57705">
                <text:p>0.9577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67809">
                <text:p>0.9678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93378">
                <text:p>1.9933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03278">
                <text:p>0.8032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1583">
                <text:p>0.815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74528">
                <text:p>0.8745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46664">
                <text:p>0.8466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82705">
                <text:p>0.8827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1208">
                <text:p>0.912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34574">
                <text:p>2.5345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49109">
                <text:p>1.2491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35725">
                <text:p>1.1357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08274">
                <text:p>1.9082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832337">
                <text:p>1.8323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40099">
                <text:p>1.4400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66298">
                <text:p>0.9662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09997">
                <text:p>0.8099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9163">
                <text:p>0.9991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97232">
                <text:p>1.9972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07549">
                <text:p>1.0075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18641">
                <text:p>1.1186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93018">
                <text:p>0.8930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2496">
                <text:p>0.9724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32029">
                <text:p>0.7320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12445">
                <text:p>0.6124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78122">
                <text:p>0.7781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32081">
                <text:p>0.7320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2057">
                <text:p>0.620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52602">
                <text:p>0.652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21977">
                <text:p>0.7219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59736">
                <text:p>0.7597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70413">
                <text:p>0.970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14215">
                <text:p>1.0142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61191">
                <text:p>4.611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785566">
                <text:p>1.7855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277685">
                <text:p>6.2776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34211">
                <text:p>2.0342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01119">
                <text:p>2.011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182548">
                <text:p>1.1825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22079">
                <text:p>1.1220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33173">
                <text:p>1.1331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49163">
                <text:p>0.9491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08121">
                <text:p>1.0081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06455">
                <text:p>1.0064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77027">
                <text:p>1.0770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57392">
                <text:p>1.0573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149891">
                <text:p>1.1498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7444">
                <text:p>0.9974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106663">
                <text:p>1.1066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3799">
                <text:p>0.8437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33433">
                <text:p>1.0334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82028">
                <text:p>0.9820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602751">
                <text:p>2.6027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36819">
                <text:p>0.9368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08642">
                <text:p>0.9086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8538">
                <text:p>0.9985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73121">
                <text:p>1.073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76818">
                <text:p>1.3768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029992">
                <text:p>2.0299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01453">
                <text:p>1.4014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050045">
                <text:p>2.0500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6468">
                <text:p>1.964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428216">
                <text:p>3.4282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19997">
                <text:p>0.919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90257">
                <text:p>0.7902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93122">
                <text:p>0.7931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91456">
                <text:p>0.7914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81142">
                <text:p>0.9811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018221">
                <text:p>2.0182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25726">
                <text:p>0.8257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72758">
                <text:p>0.6727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68539">
                <text:p>0.7685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16404">
                <text:p>0.7164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56971">
                <text:p>1.9569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57236">
                <text:p>0.9572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8208">
                <text:p>0.88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14477">
                <text:p>0.7144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62291">
                <text:p>1.622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6088">
                <text:p>1.460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59945">
                <text:p>0.9599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09265">
                <text:p>1.4092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251606">
                <text:p>2.2516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149259">
                <text:p>3.1492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200877">
                <text:p>2.2008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17652">
                <text:p>1.1176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266137">
                <text:p>2.2661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92445">
                <text:p>0.7924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0156">
                <text:p>0.701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4057">
                <text:p>0.740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22081">
                <text:p>0.6220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24165">
                <text:p>0.6241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50101">
                <text:p>0.7501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24373">
                <text:p>0.6243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12336">
                <text:p>1.9123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24008">
                <text:p>0.7240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58954">
                <text:p>1.158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23487">
                <text:p>0.7234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18331">
                <text:p>0.6183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56247">
                <text:p>0.6562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20362">
                <text:p>0.7203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15571">
                <text:p>0.6155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57341">
                <text:p>0.6573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21664">
                <text:p>0.7216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20987">
                <text:p>0.6209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98487">
                <text:p>0.7984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06195">
                <text:p>0.7061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621244">
                <text:p>1.6212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86242">
                <text:p>1.9862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73644">
                <text:p>0.6736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164058">
                <text:p>1.1640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532542">
                <text:p>2.5325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04056">
                <text:p>1.8040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14788">
                <text:p>0.9147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06037">
                <text:p>1.2060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114">
                <text:p>1.81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2411">
                <text:p>1.124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133121">
                <text:p>1.1331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38693">
                <text:p>1.2386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083069">
                <text:p>1.0830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034163">
                <text:p>1.0341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33538">
                <text:p>0.833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034476">
                <text:p>1.034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70778">
                <text:p>0.8707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47129">
                <text:p>1.5471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35776">
                <text:p>1.5357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695097">
                <text:p>1.6950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84474">
                <text:p>1.3844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007962">
                <text:p>2.0079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036971">
                <text:p>2.0369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9364">
                <text:p>1.693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63067">
                <text:p>1.5630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02391">
                <text:p>1.2023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41872">
                <text:p>0.7418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11924">
                <text:p>0.7119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28434">
                <text:p>0.9284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04997">
                <text:p>0.9049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158069">
                <text:p>1.1580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58382">
                <text:p>0.8583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66662">
                <text:p>1.1666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82079">
                <text:p>1.0820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88486">
                <text:p>1.0884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9059">
                <text:p>0.9390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91402">
                <text:p>1.0914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78121">
                <text:p>0.9781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30934">
                <text:p>1.0309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76184">
                <text:p>3.5761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29005">
                <text:p>1.529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229575">
                <text:p>2.2295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445616">
                <text:p>2.4456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858951">
                <text:p>1.8589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510515">
                <text:p>1.5105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364158">
                <text:p>2.3641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205">
                <text:p>0.9952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104839">
                <text:p>1.1048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513637">
                <text:p>2.5136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69992">
                <text:p>1.9699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68171">
                <text:p>1.7681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07703">
                <text:p>1.2077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216811">
                <text:p>3.2168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144423">
                <text:p>1.1444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41976">
                <text:p>0.9419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35096">
                <text:p>1.9350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630355">
                <text:p>2.6303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857337">
                <text:p>1.8573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413532">
                <text:p>2.4135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824421">
                <text:p>1.8244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43114">
                <text:p>1.431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33535">
                <text:p>1.7335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07184">
                <text:p>1.1071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29631">
                <text:p>0.9296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32914">
                <text:p>0.8329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77809">
                <text:p>0.87780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099471">
                <text:p>2.0994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47185">
                <text:p>0.7471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327283">
                <text:p>2.3272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276">
                <text:p>1.02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69997">
                <text:p>0.9699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52653">
                <text:p>0.8526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23174">
                <text:p>0.8231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2028">
                <text:p>0.8620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9631">
                <text:p>0.9996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42965">
                <text:p>1.1429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0234">
                <text:p>0.902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66194">
                <text:p>1.0661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14163">
                <text:p>1.0141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383484">
                <text:p>1.3834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41297">
                <text:p>1.3412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456245">
                <text:p>1.4562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31923">
                <text:p>1.1319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59943">
                <text:p>1.1599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050926">
                <text:p>3.0509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628119">
                <text:p>1.6281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500776">
                <text:p>1.5007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421869">
                <text:p>1.4218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12809">
                <text:p>1.1128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68955">
                <text:p>0.8689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21715">
                <text:p>1.0217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70361">
                <text:p>0.8703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72392">
                <text:p>0.9723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56612">
                <text:p>0.8566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019735">
                <text:p>1.0197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6559">
                <text:p>0.9965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3437">
                <text:p>1.234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31455">
                <text:p>0.9314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024423">
                <text:p>1.0244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29268">
                <text:p>0.8292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54579">
                <text:p>1.1545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35882">
                <text:p>0.9358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578167">
                <text:p>2.5781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33694">
                <text:p>1.1336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6937">
                <text:p>1.269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386453">
                <text:p>1.3864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446037">
                <text:p>1.4460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84785">
                <text:p>1.5847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64735">
                <text:p>1.2647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145461">
                <text:p>2.1454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083842">
                <text:p>3.0838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607178">
                <text:p>2.6071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9007">
                <text:p>0.9990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008329">
                <text:p>1.0083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14059">
                <text:p>0.9140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3807">
                <text:p>0.838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0432">
                <text:p>0.904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84527">
                <text:p>0.8845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364679">
                <text:p>2.3646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65257">
                <text:p>0.8652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8984">
                <text:p>0.989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11872">
                <text:p>0.9118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50986">
                <text:p>0.8509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75934">
                <text:p>0.8759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165569">
                <text:p>1.1655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371606">
                <text:p>2.3716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112495">
                <text:p>1.1124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67861">
                <text:p>1.1678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701243">
                <text:p>1.7012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600411">
                <text:p>1.6004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29316">
                <text:p>1.8293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133161">
                <text:p>4.1331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01344">
                <text:p>2.7013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070101">
                <text:p>1.0701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8734">
                <text:p>0.987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000777">
                <text:p>1.0007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74267">
                <text:p>0.9742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17081">
                <text:p>0.7170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37549">
                <text:p>0.7375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51038">
                <text:p>1.0510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10466">
                <text:p>0.7104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360307">
                <text:p>1.3603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19685">
                <text:p>0.8196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197179">
                <text:p>2.1971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88643">
                <text:p>0.7886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68017">
                <text:p>0.9680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19372">
                <text:p>0.9193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69683">
                <text:p>0.9696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13798">
                <text:p>1.1137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025309">
                <text:p>1.0253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372703">
                <text:p>1.3727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983322">
                <text:p>2.9833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813167">
                <text:p>2.8131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132339">
                <text:p>1.1323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417327">
                <text:p>4.4173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608848">
                <text:p>1.6088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250877">
                <text:p>2.2508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070249">
                <text:p>3.0702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563276">
                <text:p>1.5632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78798">
                <text:p>0.8787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25309">
                <text:p>1.1253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5833">
                <text:p>0.858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145725">
                <text:p>1.1457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50778">
                <text:p>0.85077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93433">
                <text:p>1.0934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59788">
                <text:p>0.8597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302492">
                <text:p>2.3024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116662">
                <text:p>1.1166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61194">
                <text:p>1.0611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13798">
                <text:p>1.0137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041767">
                <text:p>1.0417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524161">
                <text:p>1.5241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155305">
                <text:p>2.1553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839524">
                <text:p>1.8395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458372">
                <text:p>3.4583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18119">
                <text:p>2.181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778639">
                <text:p>1.7786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79685">
                <text:p>0.7796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12392">
                <text:p>0.9123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13539">
                <text:p>0.8135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83429">
                <text:p>2.1834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1557">
                <text:p>0.815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60622">
                <text:p>0.8606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99475">
                <text:p>0.8994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52029">
                <text:p>0.8520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794997">
                <text:p>0.7949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08434">
                <text:p>0.8084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77549">
                <text:p>0.7775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43173">
                <text:p>1.14317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35153">
                <text:p>0.7351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314266">
                <text:p>1.3142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18382">
                <text:p>1.0183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0265">
                <text:p>1.502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73265">
                <text:p>1.732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889524">
                <text:p>1.8895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79007">
                <text:p>1.0790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425664">
                <text:p>3.4256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899784">
                <text:p>1.8997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10351">
                <text:p>3.8103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534573">
                <text:p>2.5345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77235">
                <text:p>1.3772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549577">
                <text:p>1.5495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3182">
                <text:p>0.931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190464">
                <text:p>1.1904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767289">
                <text:p>0.7672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20256">
                <text:p>1.2202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781455">
                <text:p>0.7814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59683">
                <text:p>1.2596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55101">
                <text:p>0.85510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160564">
                <text:p>2.1605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51404">
                <text:p>0.8514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42132">
                <text:p>0.8421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98486">
                <text:p>0.8984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33798">
                <text:p>1.1337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69423">
                <text:p>0.9694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09996">
                <text:p>1.0099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554265">
                <text:p>1.5542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3083">
                <text:p>0.930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794681">
                <text:p>1.7946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634622">
                <text:p>3.6346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463937">
                <text:p>19.4639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879993">
                <text:p>1.8799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27756">
                <text:p>1.0277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10097">
                <text:p>1.9100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445724">
                <text:p>1.4457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180044">
                <text:p>2.1800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878423">
                <text:p>3.8784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834052">
                <text:p>2.8340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797017">
                <text:p>3.7970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67791">
                <text:p>1.677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452807">
                <text:p>1.4528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24528">
                <text:p>0.92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81507">
                <text:p>0.8815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9083">
                <text:p>0.790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00777">
                <text:p>1.1007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71299">
                <text:p>0.7712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22911">
                <text:p>1.229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713">
                <text:p>0.77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22547">
                <text:p>1.22254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04369">
                <text:p>2.043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35727">
                <text:p>0.7357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21714">
                <text:p>1.2217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79007">
                <text:p>0.7790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534265">
                <text:p>1.53426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96559">
                <text:p>0.9965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646869">
                <text:p>1.6468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484526">
                <text:p>1.4845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763118">
                <text:p>1.7631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79162">
                <text:p>1.2791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503588">
                <text:p>1.5035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229314">
                <text:p>2.2293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419526">
                <text:p>1.4195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86974">
                <text:p>1.58697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441661">
                <text:p>1.4416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227808">
                <text:p>1.227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11cm" svg:height="6.057cm" xlink:href=".." xlink:type="simple" chart:class="chart:line" chart:style-name="ch1">
        <chart:legend chart:legend-position="end" svg:x="10.945cm" svg:y="2.53cm" style:legend-expansion="high" chart:style-name="ch2"/>
        <chart:plot-area chart:style-name="ch3" table:cell-range-address="Sheet1.A1:Sheet1.A735" chart:data-source-has-labels="row" svg:x="0.274cm" svg:y="0.121cm" svg:width="10.397cm" svg:height="5.815cm">
          <chartooo:coordinate-region svg:x="1.186cm" svg:y="0.242cm" svg:width="9.485cm" svg:height="4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735" chart:label-cell-address="Sheet1.A1:Sheet1.A1" chart:class="chart:line">
            <chart:data-point chart:repeated="7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mmy Data
(Baseline)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124">
                <text:p>0.028124</text:p>
                <draw:g>
                  <svg:desc>Sheet1.A2:Sheet1.A7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709">
                <text:p>0.027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614">
                <text:p>0.026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291">
                <text:p>0.027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7969">
                <text:p>0.027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9167">
                <text:p>0.029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427">
                <text:p>0.029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8386">
                <text:p>0.028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9062">
                <text:p>0.029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032">
                <text:p>0.027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9219">
                <text:p>0.0292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974">
                <text:p>0.0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7864">
                <text:p>0.027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865">
                <text:p>0.0278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651">
                <text:p>0.03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844">
                <text:p>0.039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4322">
                <text:p>0.054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276">
                <text:p>0.03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9375">
                <text:p>0.02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8958">
                <text:p>0.028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9219">
                <text:p>0.0292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6926">
                <text:p>0.0269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7761">
                <text:p>0.0277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0052">
                <text:p>0.0300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9375">
                <text:p>0.029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7499">
                <text:p>0.027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9063">
                <text:p>0.029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6926">
                <text:p>0.0269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8386">
                <text:p>0.0283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9063">
                <text:p>0.0290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9062">
                <text:p>0.029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6667">
                <text:p>0.02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926">
                <text:p>0.0269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0781">
                <text:p>0.0307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323">
                <text:p>0.0293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7188">
                <text:p>0.0271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8958">
                <text:p>0.0289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166">
                <text:p>0.0291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927">
                <text:p>0.029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7865">
                <text:p>0.0278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7395">
                <text:p>0.0273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0781">
                <text:p>0.0307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2292">
                <text:p>0.0322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7395">
                <text:p>0.0273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0364">
                <text:p>0.0303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9219">
                <text:p>0.0292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7343">
                <text:p>0.0273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5365">
                <text:p>0.0253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4947">
                <text:p>0.0249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9531">
                <text:p>0.0295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9166">
                <text:p>0.0291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8021">
                <text:p>0.0280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0261">
                <text:p>0.0302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9843">
                <text:p>0.0298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8854">
                <text:p>0.0288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7916">
                <text:p>0.0279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9323">
                <text:p>0.0293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9011">
                <text:p>0.0290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5625">
                <text:p>0.0256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0833">
                <text:p>0.0608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1718">
                <text:p>0.0317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7813">
                <text:p>0.0278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5468">
                <text:p>0.0254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4427">
                <text:p>0.0244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5625">
                <text:p>0.025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4999">
                <text:p>0.024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33854">
                <text:p>0.0338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5365">
                <text:p>0.0253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4947">
                <text:p>0.0249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4947">
                <text:p>0.0249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6718">
                <text:p>0.0267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3849">
                <text:p>0.038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552">
                <text:p>0.025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73906">
                <text:p>0.0739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4895">
                <text:p>0.0248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6562">
                <text:p>0.0265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5521">
                <text:p>0.0255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6094">
                <text:p>0.0260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4584">
                <text:p>0.0245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6093">
                <text:p>0.0260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7761">
                <text:p>0.027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6041">
                <text:p>0.0260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5521">
                <text:p>0.0255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3437">
                <text:p>0.0334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42552">
                <text:p>0.0425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526">
                <text:p>0.035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6406">
                <text:p>0.0264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4114">
                <text:p>0.0241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7917">
                <text:p>0.0279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27761">
                <text:p>0.0277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25468">
                <text:p>0.0254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26145">
                <text:p>0.0261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5938">
                <text:p>0.0259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6458">
                <text:p>0.0264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6407">
                <text:p>0.0264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7813">
                <text:p>0.0278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26041">
                <text:p>0.0260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8176">
                <text:p>0.028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6146">
                <text:p>0.0261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25417">
                <text:p>0.0254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23958">
                <text:p>0.0239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25417">
                <text:p>0.0254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25886">
                <text:p>0.0258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6301">
                <text:p>0.0263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27813">
                <text:p>0.0278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6354">
                <text:p>0.0263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5468">
                <text:p>0.0254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25573">
                <text:p>0.0255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29896">
                <text:p>0.0298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30573">
                <text:p>0.03057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26458">
                <text:p>0.0264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4688">
                <text:p>0.0246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24895">
                <text:p>0.0248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5625">
                <text:p>0.025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26354">
                <text:p>0.0263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25521">
                <text:p>0.0255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26198">
                <text:p>0.0261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27343">
                <text:p>0.0273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26042">
                <text:p>0.0260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30469">
                <text:p>0.0304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25937">
                <text:p>0.0259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26042">
                <text:p>0.0260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25051">
                <text:p>0.0250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5261">
                <text:p>0.0252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24322">
                <text:p>0.0243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474">
                <text:p>0.02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05cm" svg:height="6.04cm" xlink:href=".." xlink:type="simple" chart:class="chart:line" chart:style-name="ch1">
        <chart:legend chart:legend-position="end" svg:x="11.575cm" svg:y="2.522cm" style:legend-expansion="high" chart:style-name="ch2"/>
        <chart:plot-area chart:style-name="ch3" table:cell-range-address="'Buffer 1000'.A1:'Buffer 1000'.A99" chart:data-source-has-labels="row" svg:x="0.292cm" svg:y="0.12cm" svg:width="10.991cm" svg:height="5.8cm">
          <chartooo:coordinate-region svg:x="1.39cm" svg:y="0.319cm" svg:width="9.855cm" svg:height="4.8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uffer 1000'.A2:'Buffer 1000'.A99" chart:label-cell-address="'Buffer 1000'.A1:'Buffer 1000'.A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 
Not Connected</text:p>
                <draw:g>
                  <svg:desc>'Buffer 1000'.A1:'Buffer 1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459">
                <text:p>0.006459</text:p>
                <draw:g>
                  <svg:desc>'Buffer 1000'.A2:'Buffer 1000'.A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459">
                <text:p>0.00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406">
                <text:p>0.006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562">
                <text:p>0.006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511">
                <text:p>0.006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458">
                <text:p>0.006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146">
                <text:p>0.006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146">
                <text:p>0.006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937">
                <text:p>0.005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5157">
                <text:p>0.005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104">
                <text:p>0.005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08">
                <text:p>0.0002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42cm" svg:height="6.405cm" xlink:href=".." xlink:type="simple" chart:class="chart:line" chart:style-name="ch1">
        <chart:legend chart:legend-position="end" svg:x="12.347cm" svg:y="2.704cm" style:legend-expansion="high" chart:style-name="ch2"/>
        <chart:plot-area chart:style-name="ch3" table:cell-range-address="'Buffer 1000'.B1:'Buffer 1000'.B99" chart:data-source-has-labels="row" svg:x="0.294cm" svg:y="0.128cm" svg:width="11.759cm" svg:height="6.149cm">
          <chartooo:coordinate-region svg:x="0.915cm" svg:y="0.327cm" svg:width="11.138cm" svg:height="5.1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ffer 1000'.B2:'Buffer 1000'.B99" chart:label-cell-address="'Buffer 1000'.B1:'Buffer 1000'.B1" chart:class="chart:line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 
Connected</text:p>
                <draw:g>
                  <svg:desc>'Buffer 1000'.B1:'Buffer 1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24578">
                <text:p>3.924578</text:p>
                <draw:g>
                  <svg:desc>'Buffer 1000'.B2:'Buffer 1000'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9997">
                <text:p>1.78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14893">
                <text:p>2.614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93071">
                <text:p>1.493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979">
                <text:p>0.97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6248">
                <text:p>0.926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6248">
                <text:p>0.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9682">
                <text:p>2.29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1953">
                <text:p>1.41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6716">
                <text:p>1.586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6769">
                <text:p>1.256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2186">
                <text:p>1.392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0259">
                <text:p>1.170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0207">
                <text:p>1.340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9113">
                <text:p>1.169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16716">
                <text:p>2.216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52864">
                <text:p>1.152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6092">
                <text:p>0.996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5832">
                <text:p>0.995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05935">
                <text:p>1.605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0675">
                <text:p>1.290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45203">
                <text:p>4.545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13278">
                <text:p>1.813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10258">
                <text:p>2.010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3229">
                <text:p>1.73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11716">
                <text:p>2.111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40102">
                <text:p>1.740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49476">
                <text:p>2.049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2341">
                <text:p>2.042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42341">
                <text:p>2.042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97077">
                <text:p>4.897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60779">
                <text:p>2.0607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9216">
                <text:p>1.939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36821">
                <text:p>1.736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18696">
                <text:p>1.418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24007">
                <text:p>2.424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26353">
                <text:p>1.326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36613">
                <text:p>1.2366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1508">
                <text:p>1.341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90467">
                <text:p>1.290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27603">
                <text:p>1.2276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5103">
                <text:p>1.085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21873">
                <text:p>1.521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07915">
                <text:p>1.307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07915">
                <text:p>1.307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79942">
                <text:p>3.979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72498">
                <text:p>1.772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85518">
                <text:p>2.285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00098">
                <text:p>5.000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31508">
                <text:p>1.631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0102">
                <text:p>1.550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46769">
                <text:p>1.5467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45415">
                <text:p>1.545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36664">
                <text:p>1.5366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36664">
                <text:p>1.536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71351">
                <text:p>2.971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8176">
                <text:p>1.168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29634">
                <text:p>1.1296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3593">
                <text:p>1.113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44946">
                <text:p>1.244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5936">
                <text:p>1.235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35935">
                <text:p>1.5359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13748">
                <text:p>2.0137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27497">
                <text:p>1.9274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41091">
                <text:p>1.941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0984">
                <text:p>3.00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0984">
                <text:p>3.009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16505">
                <text:p>4.816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13696">
                <text:p>1.513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7932">
                <text:p>1.57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13228">
                <text:p>1.513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13696">
                <text:p>1.513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2182">
                <text:p>1.52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86404">
                <text:p>2.386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13592">
                <text:p>1.113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17393">
                <text:p>2.1173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19634">
                <text:p>1.5196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92706">
                <text:p>1.592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66351">
                <text:p>2.0663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30518">
                <text:p>2.030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49425">
                <text:p>1.949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60882">
                <text:p>2.6608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66924">
                <text:p>2.7669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37287">
                <text:p>3.3372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45415">
                <text:p>1.545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5519">
                <text:p>0.875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5519">
                <text:p>0.875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177">
                <text:p>0.89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038">
                <text:p>1.50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8531">
                <text:p>1.485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8531">
                <text:p>1.485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89426">
                <text:p>0.8894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9426">
                <text:p>0.8894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64634">
                <text:p>1.3646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2081">
                <text:p>1.1020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45051">
                <text:p>1.245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36299">
                <text:p>1.9362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64cm" svg:height="6.405cm" xlink:href=".." xlink:type="simple" chart:class="chart:line" chart:style-name="ch1">
        <chart:legend chart:legend-position="end" svg:x="10.134cm" svg:y="2.704cm" style:legend-expansion="high" chart:style-name="ch2"/>
        <chart:plot-area chart:style-name="ch3" table:cell-range-address="'Buffer 10000'.A1:'Buffer 10000'.A99" chart:data-source-has-labels="row" svg:x="0.263cm" svg:y="0.128cm" svg:width="9.608cm" svg:height="6.149cm">
          <chartooo:coordinate-region svg:x="1.361cm" svg:y="0.327cm" svg:width="8.51cm" svg:height="5.1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uffer 10000'.A2:'Buffer 10000'.A99" chart:label-cell-address="'Buffer 10000'.A1:'Buffer 10000'.A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 
Not Connected</text:p>
                <draw:g>
                  <svg:desc>'Buffer 10000'.A1:'Buffer 10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459">
                <text:p>0.006459</text:p>
                <draw:g>
                  <svg:desc>'Buffer 10000'.A2:'Buffer 10000'.A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458">
                <text:p>0.006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562">
                <text:p>0.006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563">
                <text:p>0.006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511">
                <text:p>0.006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563">
                <text:p>0.00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823">
                <text:p>0.006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77">
                <text:p>0.00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771">
                <text:p>0.006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18">
                <text:p>0.006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875">
                <text:p>0.00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188">
                <text:p>0.007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6146">
                <text:p>0.006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688">
                <text:p>0.004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843">
                <text:p>0.004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073">
                <text:p>0.003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968">
                <text:p>0.002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969">
                <text:p>0.0029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875">
                <text:p>0.00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46">
                <text:p>0.001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6">
                <text:p>0.000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83cm" svg:height="5.874cm" xlink:href=".." xlink:type="simple" chart:class="chart:line" chart:style-name="ch1">
        <chart:legend chart:legend-position="end" svg:x="10.988cm" svg:y="2.439cm" style:legend-expansion="high" chart:style-name="ch2"/>
        <chart:plot-area chart:style-name="ch3" table:cell-range-address="'Buffer 10000'.B1:'Buffer 10000'.B99" chart:data-source-has-labels="row" svg:x="0.267cm" svg:y="0.117cm" svg:width="10.454cm" svg:height="5.64cm">
          <chartooo:coordinate-region svg:x="0.703cm" svg:y="0.316cm" svg:width="9.797cm" svg:height="4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ffer 10000'.B2:'Buffer 10000'.B99" chart:label-cell-address="'Buffer 10000'.B1:'Buffer 10000'.B1" chart:class="chart:line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 
Connected</text:p>
                <draw:g>
                  <svg:desc>'Buffer 10000'.B1:'Buffer 10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5788">
                <text:p>1.275788</text:p>
                <draw:g>
                  <svg:desc>'Buffer 10000'.B2:'Buffer 10000'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5788">
                <text:p>1.275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8035">
                <text:p>2.698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3912">
                <text:p>1.143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1516">
                <text:p>0.991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7193">
                <text:p>1.017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9015">
                <text:p>0.869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4432">
                <text:p>1.014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0997">
                <text:p>1.380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536">
                <text:p>0.969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7722">
                <text:p>2.507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48912">
                <text:p>1.248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3964">
                <text:p>1.123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2766">
                <text:p>0.922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12091">
                <text:p>1.612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77873">
                <text:p>1.477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52193">
                <text:p>1.152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657">
                <text:p>1.50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9642">
                <text:p>1.279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79642">
                <text:p>1.279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79642">
                <text:p>1.279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5304">
                <text:p>3.75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61364">
                <text:p>1.961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04436">
                <text:p>1.604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636">
                <text:p>1.05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636">
                <text:p>1.05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636">
                <text:p>1.05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058932">
                <text:p>5.058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058932">
                <text:p>5.058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58932">
                <text:p>5.058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58932">
                <text:p>5.058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726196">
                <text:p>9.726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0265">
                <text:p>0.870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0265">
                <text:p>0.8702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7974">
                <text:p>0.987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9849">
                <text:p>0.869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8862">
                <text:p>1.6488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9432">
                <text:p>0.989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9537">
                <text:p>1.089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5474">
                <text:p>1.005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6463">
                <text:p>1.006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0006">
                <text:p>1.13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12819">
                <text:p>1.1128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24748">
                <text:p>1.624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82718">
                <text:p>1.8827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61517">
                <text:p>1.3615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26674">
                <text:p>1.426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26674">
                <text:p>1.426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26674">
                <text:p>1.426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228282">
                <text:p>10.228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80067">
                <text:p>2.880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60012">
                <text:p>2.260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86728">
                <text:p>1.886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52978">
                <text:p>1.852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17822">
                <text:p>1.817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68448">
                <text:p>1.868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5876">
                <text:p>1.95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22523">
                <text:p>4.422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99493">
                <text:p>2.7994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33398">
                <text:p>2.433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71995">
                <text:p>3.0719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1715">
                <text:p>2.81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7163">
                <text:p>2.87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54647">
                <text:p>2.3546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8911">
                <text:p>0.908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55216">
                <text:p>1.355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68655">
                <text:p>1.8686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9484">
                <text:p>0.949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76361">
                <text:p>1.276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94127">
                <text:p>2.294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94127">
                <text:p>2.294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94127">
                <text:p>2.2941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94779">
                <text:p>7.6947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9731">
                <text:p>3.597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59963">
                <text:p>2.759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2977">
                <text:p>1.712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44595">
                <text:p>2.144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6879">
                <text:p>0.7968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5578">
                <text:p>0.8455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0005">
                <text:p>0.920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54796">
                <text:p>0.854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6932">
                <text:p>1.016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2921">
                <text:p>0.9129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2921">
                <text:p>0.912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2921">
                <text:p>0.912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2921">
                <text:p>0.9129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476059">
                <text:p>13.476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64171">
                <text:p>0.864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1463">
                <text:p>1.0014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46829">
                <text:p>1.1468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63234">
                <text:p>0.8632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